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instaloader.node_type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instaloader.version</text:p>
          </table:table-cell>
          <table:table-cell office:value-type="string" calcext:value-type="string">
            <text:p>4.14.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__isXDTGraphMediaInterface</text:p>
          </table:table-cell>
          <table:table-cell office:value-type="string" calcext:value-type="string">
            <text:p>XDTGraphVide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__typename</text:p>
          </table:table-cell>
          <table:table-cell office:value-type="string" calcext:value-type="string">
            <text:p>GraphVide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accessibility_capti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an_see_insights_as_bran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aption_is_edit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lips_music_attribution_info.artist_name</text:p>
          </table:table-cell>
          <table:table-cell office:value-type="string" calcext:value-type="string">
            <text:p>sabina_bermant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lips_music_attribution_info.audio_id</text:p>
          </table:table-cell>
          <table:table-cell office:value-type="float" office:value="1397022635352539" calcext:value-type="float">
            <text:p>1397022635352539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lips_music_attribution_info.should_mute_audi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lips_music_attribution_info.should_mute_audio_reason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lips_music_attribution_info.song_name</text:p>
          </table:table-cell>
          <table:table-cell office:value-type="string" calcext:value-type="string">
            <text:p>Original audi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lips_music_attribution_info.uses_original_audio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oauthor_producer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ommenting_disabled_for_viewer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comments_disabl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dash_info.is_dash_eligibl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dash_info.number_of_qua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dash_info.video_dash_manifest</text:p>
          </table:table-cell>
          <table:table-cell office:value-type="string" calcext:value-type="string">
            <text:p>&lt;?xml version="1.0" encoding="UTF-8"?&gt;\n&lt;MPD xmlns="urn:mpeg:dash:schema:mpd:2011" xmlns:xsi="http://www.w3.org/2001/XMLSchema-instance" xsi:schemaLocation="urn:mpeg:dash:schema:mpd:2011 DASH-MPD.xsd" profiles="urn:mpeg:dash:profile:isoff-on-demand:2011" minBufferTime="PT2S" type="static" mediaPresentationDuration="PT53.568436S" FBManifestIdentifier="FgAYEWlnX2Rhc2hfYmFzaWNfdnA5GTak0cTwtef9AsaDmMX3v8kFgti6x9yTngYiGBhkYXNoX2xuX2hlYWFjX3ZicjNfYXVkaW8iLBkYFGxhdGFtX21vZGVyYXRlX2hlYXZ5ABYYFAAA"&gt;&lt;Period id="0" duration="PT53.568436S"&gt;&lt;AdaptationSet id="0" contentType="video" subsegmentAlignment="true" par="9:16" FBUnifiedUploadResolutionMos="360:62.9"&gt;&lt;Representation id="1755159398405633v" bandwidth="155127" codecs="vp09.00.21.08.00.01.01.01.00" mimeType="video/mp4" sar="1:1" FBEncodingTag="dash_vp9-basic-gen2_360p" FBContentLength="1038705" FBPlaybackResolutionMos="0:100,360:72.2,480:69.4,720:69.4,1080:69.4" FBPlaybackResolutionMosConfidenceLevel="high" FBPlaybackResolutionCsvqm="0:100,360:86.8,480:84.1,720:84.1,1080:84.1" FBAbrPolicyTags="" width="360" height="640" frameRate="15360/512" FBDefaultQuality="1" FBQualityClass="sd" FBQualityLabel="360p"&gt;&lt;BaseURL&gt;https://instagram.fmex15-1.fna.fbcdn.net/o1/v/t2/f2/m367/AQNakhCPaEfvMF8_ycm9czivY8ZISuS5OleEwoYBzqUfyHQYsXGwpW_SW1euSaVySAt_0u6MZs0troGU97s8cDgSHKXLDctck-S_3Hu4dV3Z-Q.mp4?_nc_cat=103&amp;amp;_nc_oc=AdlkmOLYhXeoTPhCFd5mqQtgeNmwkBq2sBdOAlmfeh3mpxAwGF1JhpSZx8-tV5HWwjAiWoAtdOs6AQvYFEeDGWWK&amp;amp;_nc_sid=9ca052&amp;amp;_nc_ht=instagram.fmex15-1.fna.fbcdn.net&amp;amp;_nc_ohc=ytszbeHJj-kQ7kNvwEUYQrv&amp;amp;efg=eyJ2ZW5jb2RlX3RhZyI6ImlnLXhwdmRzLmNsaXBzLmMyLUMzLmRhc2hfdnA5LWJhc2ljLWdlbjJfMzYwcCIsInZpZGVvX2lkIjpudWxsLCJvaWxfdXJsZ2VuX2FwcF9pZCI6LTEsImNsaWVudF9uYW1lIjoiaWciLCJ4cHZfYXNzZXRfaWQiOjE4MTI1MDExOTYxMTU4NjksImFzc2V0X2FnZV9kYXlzIjoxMiwidmlfdXNlY2FzZV9pZCI6MTAwOTksImR1cmF0aW9uX3MiOjUzLCJiaXRyYXRlIjoxNTUxMjcsInVybGdlbl9zb3VyY2UiOiJ3d3cifQ%3D%3D&amp;amp;ccb=17-1&amp;amp;_nc_gid=zs_SKhRdDDmfckyz2BZL7g&amp;amp;_nc_zt=28&amp;amp;oh=00_AfgAIGk9dpCP8V2FOURoRoTPJGsk1XCdwBlGtXff7lCGag&amp;amp;oe=6923455D&lt;/BaseURL&gt;&lt;SegmentBase indexRange="818-981" timescale="15360" FBMinimumPrefetchRange="982-9916" FBPartialPrefetchDuration="2500" FBPartialPrefetchRange="982-59729" FBFirstSegmentRange="982-87896" FBFirstSegmentDuration="5000" FBSecondSegmentRange="87897-185857" FBPrefetchSegmentRange="982-87896" FBPrefetchSegmentDuration="5000"&gt;&lt;Initialization range="0-817"/&gt;&lt;/SegmentBase&gt;&lt;/Representation&gt;&lt;Representation id="1569001957425379v" bandwidth="433995" codecs="vp09.00.30.08.00.01.01.01.00" mimeType="video/mp4" sar="1:1" FBEncodingTag="dash_vp9-basic-gen2_720p" FBContentLength="2905962" FBPlaybackResolutionMos="0:100,360:84.6,480:80.9,720:80.9,1080:80.9" FBPlaybackResolutionMosConfidenceLevel="high" FBPlaybackResolutionCsvqm="0:100,360:94.8,480:93.4,720:93.4,1080:93.4" FBAbrPolicyTags="avoid_on_cellular" width="480" height="854" frameRate="15360/512" FBQualityClass="sd" FBQualityLabel="480p"&gt;&lt;BaseURL&gt;https://instagram.fmex15-1.fna.fbcdn.net/o1/v/t2/f2/m367/AQNfbU19NsYGgApBlVgBjs3gklQY7sUuDlbg88NTM4b_8VQ20EABEihQNslnrgJroP7CbXHFWySkytXvTZE9iZOf4xtpeeavWOe1u33azFjnAQ.mp4?_nc_cat=102&amp;amp;_nc_oc=AdlKtAkCIiUFR6-47N6GgvvP8Om2IgmDfXeJJR-Bx1X1fk3e7lqHyunR1ekWezUXCh1aTwB44yE-jfb6vCud5i2K&amp;amp;_nc_sid=9ca052&amp;amp;_nc_ht=instagram.fmex15-1.fna.fbcdn.net&amp;amp;_nc_ohc=Ux0T1FfFd2AQ7kNvwHK9Gt0&amp;amp;efg=eyJ2ZW5jb2RlX3RhZyI6ImlnLXhwdmRzLmNsaXBzLmMyLUMzLmRhc2hfdnA5LWJhc2ljLWdlbjJfNzIwcCIsInZpZGVvX2lkIjpudWxsLCJvaWxfdXJsZ2VuX2FwcF9pZCI6LTEsImNsaWVudF9uYW1lIjoiaWciLCJ4cHZfYXNzZXRfaWQiOjE4MTI1MDExOTYxMTU4NjksImFzc2V0X2FnZV9kYXlzIjoxMiwidmlfdXNlY2FzZV9pZCI6MTAwOTksImR1cmF0aW9uX3MiOjUzLCJiaXRyYXRlIjo0MzM5OTUsInVybGdlbl9zb3VyY2UiOiJ3d3cifQ%3D%3D&amp;amp;ccb=17-1&amp;amp;_nc_gid=zs_SKhRdDDmfckyz2BZL7g&amp;amp;_nc_zt=28&amp;amp;oh=00_AfhFJxztfEwIUbdwxQToBRoRt5IRzNG0hhloL6ObjUkxsA&amp;amp;oe=69232D76&lt;/BaseURL&gt;&lt;SegmentBase indexRange="818-981" timescale="15360" FBMinimumPrefetchRange="982-20860" FBPartialPrefetchDuration="2500" FBPartialPrefetchRange="982-163904" FBFirstSegmentRange="982-250260" FBFirstSegmentDuration="5000" FBSecondSegmentRange="250261-522908" FBPrefetchSegmentRange="982-250260" FBPrefetchSegmentDuration="5000"&gt;&lt;Initialization range="0-817"/&gt;&lt;/SegmentBase&gt;&lt;/Representation&gt;&lt;/AdaptationSet&gt;&lt;AdaptationSet id="1" contentType="audio" subsegmentStartsWithSAP="1" subsegmentAlignment="true"&gt;&lt;Representation id="839604618433618a" bandwidth="53370" codecs="mp4a.40.5" mimeType="audio/mp4" FBAvgBitrate="53370" audioSamplingRate="44100" FBEncodingTag="dash_ln_heaac_vbr3_audio" FBContentLength="358543" FBAbrPolicyTags="" FBDefaultQuality="1"&gt;&lt;AudioChannelConfiguration schemeIdUri="urn:mpeg:dash:23003:3:audio_channel_configuration:2011" value="2"/&gt;&lt;BaseURL&gt;https://instagram.fmex15-1.fna.fbcdn.net/o1/v/t16/f2/m69/AQPgt8wQ2PWNlN2r62HpCzaj3XRAMo7gXyqGPDKpni05nX1U_xyYgECwaLZe3Ftz7cfi5UY9EpbW-NMD39iZbpvs.mp4?strext=1&amp;amp;_nc_cat=107&amp;amp;_nc_oc=Admbxs3tXzVgRGkKtmZn5BIlv_je5MxYElooJCMMOV0SzSANkeO5SsWW2BlIEm2DfBt-ZOe-SzAuqWI2rjbWRKuR&amp;amp;_nc_sid=9ca052&amp;amp;_nc_ht=instagram.fmex15-1.fna.fbcdn.net&amp;amp;_nc_ohc=fAVDpQhcxxkQ7kNvwFglbtO&amp;amp;efg=eyJ2ZW5jb2RlX3RhZyI6ImlnLXhwdmRzLmNsaXBzLmMyLUMzLmRhc2hfbG5faGVhYWNfdmJyM19hdWRpbyIsInZpZGVvX2lkIjpudWxsLCJvaWxfdXJsZ2VuX2FwcF9pZCI6LTEsImNsaWVudF9uYW1lIjoiaWciLCJ4cHZfYXNzZXRfaWQiOjE4MTI1MDExOTYxMTU4NjksImFzc2V0X2FnZV9kYXlzIjoxMiwidmlfdXNlY2FzZV9pZCI6MTAwOTksImR1cmF0aW9uX3MiOjUzLCJiaXRyYXRlIjo1MzU0NSwidXJsZ2VuX3NvdXJjZSI6Ind3dyJ9&amp;amp;ccb=17-1&amp;amp;_nc_gid=zs_SKhRdDDmfckyz2BZL7g&amp;amp;_nc_zt=28&amp;amp;oh=00_Afjr2fl9C2zfFSiHlkWVCevDmkifRFvBRrLL3GLr9NgM_g&amp;amp;oe=69233731&lt;/BaseURL&gt;&lt;SegmentBase indexRange="824-1179" timescale="44100" FBMinimumPrefetchRange="1180-1523" FBPartialPrefetchDuration="2500" FBPartialPrefetchRange="1180-17473" FBFirstSegmentRange="1180-14983" FBFirstSegmentDuration="2021" FBSecondSegmentRange="14984-27756" FBPrefetchSegmentRange="1180-27756" FBPrefetchSegmentDuration="4017"&gt;&lt;Initialization range="0-823"/&gt;&lt;/SegmentBase&gt;&lt;/Representation&gt;&lt;/AdaptationSet&gt;&lt;/Period&gt;&lt;/MPD&gt;\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dimensions.height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dimensions.width</text:p>
          </table:table-cell>
          <table:table-cell office:value-type="string" calcext:value-type="string">
            <text:p>480', "[{'src': 'https://instagram.fmex15-1.fna.fbcdn.net/v/t51.2885-15/573691635_18058839845554532_9156781182761690792_n.jpg?stp=dst-jpg_e15_tt6&amp;efg=eyJ2ZW5jb2RlX3RhZyI6ImltYWdlX3VybGdlbi40ODB4ODU0LnNkci5mODI3ODcuZGVmYXVsdF9jb3Zlcl9mcmFtZS5jMiJ9&amp;_nc_ht=instagram.fmex15-1.fna.fbcdn.net&amp;_nc_cat=108&amp;_nc_oc=Q6cZ2QFnWUtVWFJs8g0QtRU1ihbxZPsQQE7VMiUxuxkojIZGHDrT_TWZbX8EfyzK5lYd5Fk_UcP9vZkZThCcdL6Xz7oI&amp;_nc_ohc=mPdAwm5kb88Q7kNvwFGnuYG&amp;_nc_gid=zs_SKhRdDDmfckyz2BZL7g&amp;edm=ANTKIIoBAAAA&amp;ccb=7-5&amp;oh=00_AfgvN9zBI7sZ7dbA6nKBNd9TonYgqKrLdrCbiuUxisMr-A&amp;oe=69234783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display_resources</text:p>
          </table:table-cell>
          <table:table-cell office:value-type="string" calcext:value-type="string">
            <text:p>config_width': 640, 'config_height': 1138}, {'src': 'https://instagram.fmex15-1.fna.fbcdn.net/v/t51.2885-15/573691635_18058839845554532_9156781182761690792_n.jpg?stp=dst-jpg_e15_tt6&amp;efg=eyJ2ZW5jb2RlX3RhZyI6ImltYWdlX3VybGdlbi40ODB4ODU0LnNkci5mODI3ODcuZGVmYXVsdF9jb3Zlcl9mcmFtZS5jMiJ9&amp;_nc_ht=instagram.fmex15-1.fna.fbcdn.net&amp;_nc_cat=108&amp;_nc_oc=Q6cZ2QFnWUtVWFJs8g0QtRU1ihbxZPsQQE7VMiUxuxkojIZGHDrT_TWZbX8EfyzK5lYd5Fk_UcP9vZkZThCcdL6Xz7oI&amp;_nc_ohc=mPdAwm5kb88Q7kNvwFGnuYG&amp;_nc_gid=zs_SKhRdDDmfckyz2BZL7g&amp;edm=ANTKIIoBAAAA&amp;ccb=7-5&amp;oh=00_AfgvN9zBI7sZ7dbA6nKBNd9TonYgqKrLdrCbiuUxisMr-A&amp;oe=69234783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display_url</text:p>
          </table:table-cell>
          <table:table-cell office:value-type="string" calcext:value-type="string">
            <text:p>config_width': 750, 'config_height': 1334}, {'src': 'https://instagram.fmex15-1.fna.fbcdn.net/v/t51.2885-15/573691635_18058839845554532_9156781182761690792_n.jpg?stp=dst-jpg_e15_tt6&amp;efg=eyJ2ZW5jb2RlX3RhZyI6ImltYWdlX3VybGdlbi40ODB4ODU0LnNkci5mODI3ODcuZGVmYXVsdF9jb3Zlcl9mcmFtZS5jMiJ9&amp;_nc_ht=instagram.fmex15-1.fna.fbcdn.net&amp;_nc_cat=108&amp;_nc_oc=Q6cZ2QFnWUtVWFJs8g0QtRU1ihbxZPsQQE7VMiUxuxkojIZGHDrT_TWZbX8EfyzK5lYd5Fk_UcP9vZkZThCcdL6Xz7oI&amp;_nc_ohc=mPdAwm5kb88Q7kNvwFGnuYG&amp;_nc_gid=zs_SKhRdDDmfckyz2BZL7g&amp;edm=ANTKIIoBAAAA&amp;ccb=7-5&amp;oh=00_AfgvN9zBI7sZ7dbA6nKBNd9TonYgqKrLdrCbiuUxisMr-A&amp;oe=69234783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liked_by.count</text:p>
          </table:table-cell>
          <table:table-cell office:value-type="string" calcext:value-type="string">
            <text:p>config_width': 1080, 'config_height': 1921}]", 'https://instagram.fmex15-1.fna.fbcdn.net/v/t51.2885-15/573691635_18058839845554532_9156781182761690792_n.jpg?stp=dst-jpg_e15_tt6&amp;_nc_ht=instagram.fmex15-1.fna.fbcdn.net&amp;_nc_cat=108&amp;_nc_oc=Q6cZ2QFnWUtVWFJs8g0QtRU1ihbxZPsQQE7VMiUxuxkojIZGHDrT_TWZbX8EfyzK5lYd5Fk_UcP9vZkZThCcdL6Xz7oI&amp;_nc_ohc=mPdAwm5kb88Q7kNvwFGnuYG&amp;_nc_gid=zs_SKhRdDDmfckyz2BZL7g&amp;edm=ANTKIIoBAAAA&amp;ccb=7-5&amp;oh=00_AfgvN9zBI7sZ7dbA6nKBNd9TonYgqKrLdrCbiuUxisMr-A&amp;oe=69234783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preview_comment.count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preview_comment.edges</text:p>
          </table:table-cell>
          <table:table-cell office:value-type="string" calcext:value-type="string">
            <text:p>55', "[{'node': {'id': '1821197260630935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preview_like.count</text:p>
          </table:table-cell>
          <table:table-cell office:value-type="string" calcext:value-type="string">
            <text:p>text': 'Muy feminista el pederasta ese que pregunto abiertamente en una entrevista ¿Qué tiene de malo que le guste una chica de 17?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preview_like.edges</text:p>
          </table:table-cell>
          <table:table-cell office:value-type="string" calcext:value-type="string">
            <text:p>created_at': 1763495285, 'did_report_as_spam': False, 'owner': {'id': '199853924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to_caption.edges</text:p>
          </table:table-cell>
          <table:table-cell office:value-type="string" calcext:value-type="string">
            <text:p>is_verified': False, 'profile_pic_url': 'https://instagram.fmex15-1.fna.fbcdn.net/v/t51.2885-19/568696636_18512859355067249_6769987899961670292_n.jpg?stp=dst-jpg_s150x150_tt6&amp;efg=eyJ2ZW5jb2RlX3RhZyI6InByb2ZpbGVfcGljLmRqYW5nby4xMDgwLmMyIn0&amp;_nc_ht=instagram.fmex15-1.fna.fbcdn.net&amp;_nc_cat=105&amp;_nc_oc=Q6cZ2QFnWUtVWFJs8g0QtRU1ihbxZPsQQE7VMiUxuxkojIZGHDrT_TWZbX8EfyzK5lYd5Fk_UcP9vZkZThCcdL6Xz7oI&amp;_nc_ohc=u_Io6BjxWFUQ7kNvwFzyivH&amp;_nc_gid=zs_SKhRdDDmfckyz2BZL7g&amp;edm=ANTKIIoBAAAA&amp;ccb=7-5&amp;oh=00_AfhWYK3SgYSdTnfCRin4xMY2iEp4HuHWYaOusSRpNy3PbA&amp;oe=692343E0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to_comment.count</text:p>
          </table:table-cell>
          <table:table-cell office:value-type="string" calcext:value-type="string">
            <text:p>username': 'masslugo'}, 'viewer_has_liked': False, 'edge_liked_by': {'count': 0}, 'is_restricted_pending': False}}, {'node': {'id': '1806085608554779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to_hoisted_comment.edges</text:p>
          </table:table-cell>
          <table:table-cell office:value-type="string" calcext:value-type="string">
            <text:p>text': '@conii.cas ahh tenés razón. Mala mía. Es más gracioso ahora.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to_parent_comment.count</text:p>
          </table:table-cell>
          <table:table-cell office:value-type="string" calcext:value-type="string">
            <text:p>created_at': 1763512516, 'did_report_as_spam': False, 'owner': {'id': '71416946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to_parent_comment.edges</text:p>
          </table:table-cell>
          <table:table-cell office:value-type="string" calcext:value-type="string">
            <text:p>is_verified': False, 'profile_pic_url': 'https://instagram.fmex15-1.fna.fbcdn.net/v/t51.2885-19/199881995_544504346924794_5932264562037966439_n.jpg?stp=dst-jpg_s150x150_tt6&amp;efg=eyJ2ZW5jb2RlX3RhZyI6InByb2ZpbGVfcGljLmRqYW5nby4xMDgwLmMyIn0&amp;_nc_ht=instagram.fmex15-1.fna.fbcdn.net&amp;_nc_cat=110&amp;_nc_oc=Q6cZ2QFnWUtVWFJs8g0QtRU1ihbxZPsQQE7VMiUxuxkojIZGHDrT_TWZbX8EfyzK5lYd5Fk_UcP9vZkZThCcdL6Xz7oI&amp;_nc_ohc=vPGhuO5SY7QQ7kNvwHI4Cer&amp;_nc_gid=zs_SKhRdDDmfckyz2BZL7g&amp;edm=ANTKIIoBAAAA&amp;ccb=7-5&amp;oh=00_Afji4BSHCA0Rbtog1q_an8YIjtCrbzzMTewVxRkxJYF99A&amp;oe=69232C96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to_parent_comment.page_info.end_cursor</text:p>
          </table:table-cell>
          <table:table-cell office:value-type="string" calcext:value-type="string">
            <text:p>username': 'chivashiva'}, 'viewer_has_liked': False, 'edge_liked_by': {'count': 2}, 'is_restricted_pending': False}}]", '2674', "[{'node': {'id': '22415704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to_parent_comment.page_info.has_next_page</text:p>
          </table:table-cell>
          <table:table-cell office:value-type="string" calcext:value-type="string">
            <text:p>is_verified': False, 'profile_pic_url': 'https://instagram.fmex15-1.fna.fbcdn.net/v/t51.2885-19/28429348_372213613252964_1748839983474540544_n.jpg?stp=dst-jpg_s150x150_tt6&amp;efg=eyJ2ZW5jb2RlX3RhZyI6InByb2ZpbGVfcGljLmRqYW5nby4yMDAuYzIifQ&amp;_nc_ht=instagram.fmex15-1.fna.fbcdn.net&amp;_nc_cat=108&amp;_nc_oc=Q6cZ2QFnWUtVWFJs8g0QtRU1ihbxZPsQQE7VMiUxuxkojIZGHDrT_TWZbX8EfyzK5lYd5Fk_UcP9vZkZThCcdL6Xz7oI&amp;_nc_ohc=QCpOCivm4LMQ7kNvwFAkTkY&amp;_nc_gid=zs_SKhRdDDmfckyz2BZL7g&amp;edm=ANTKIIoBAAAA&amp;ccb=7-5&amp;oh=00_AfgruT301naR9uerXuYFZJ-r27Yq2fFZuW9HQYEyecAc8Q&amp;oe=69232372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to_sponsor_user.edges</text:p>
          </table:table-cell>
          <table:table-cell office:value-type="string" calcext:value-type="string">
            <text:p>username': 'soychiochilanga'}}]", "[{'node': {'created_at': '176247840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media_to_tagged_user.edges</text:p>
          </table:table-cell>
          <table:table-cell office:value-type="string" calcext:value-type="string">
            <text:p>text': 'Muchos intelectuales varones del siglo XX (como García Márquez) se negaban a leer sobre feminismo. ¿Y los del siglo XXI?\\n\\nCON UNA PRESIDENTA LLEGAMOS ¿A DÓNDE? \\n\\n#LargoAliento con Marta Lamas \\n\\nJue. 21:00 @canalcatorcemx\\nSab. 21:00 @CanalOnceT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dge_web_media_to_related_media.edges</text:p>
          </table:table-cell>
          <table:table-cell office:value-type="string" calcext:value-type="string">
            <text:p>id': '18300887314265778'}}]", '5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encoding_statu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fact_check_informatio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fact_check_overall_rating</text:p>
          </table:table-cell>
          <table:table-cell office:value-type="string" calcext:value-type="string">
            <text:p>[{\'node\': {\'id\': \'18080997656284596\', \'text\': \'Yo hablo mucho con mi esposa jajajajaja\', \'created_at\': 1762899486, \'did_report_as_spam\': False, \'owner\': {\'id\': \'18364566390\', \'is_verified\': False, \'profile_pic_url\': \'https://instagram.fmex15-1.fna.fbcdn.net/v/t51.2885-19/465120102_862866669163762_5837683231174803532_n.jpg?stp=dst-jpg_s150x150_tt6&amp;efg=eyJ2ZW5jb2RlX3RhZyI6InByb2ZpbGVfcGljLmRqYW5nby4xMDgwLmMyIn0&amp;_nc_ht=instagram.fmex15-1.fna.fbcdn.net&amp;_nc_cat=110&amp;_nc_oc=Q6cZ2QFnWUtVWFJs8g0QtRU1ihbxZPsQQE7VMiUxuxkojIZGHDrT_TWZbX8EfyzK5lYd5Fk_UcP9vZkZThCcdL6Xz7oI&amp;_nc_ohc=NxzXSvOSd1QQ7kNvwFIMWsH&amp;_nc_gid=zs_SKhRdDDmfckyz2BZL7g&amp;edm=ANTKIIoBAAAA&amp;ccb=7-5&amp;oh=00_AfjLBehBnPSL15eIhgvhDxE2t3kud7jLfPQhPq1fnFTB_Q&amp;oe=69234CAC&amp;_nc_sid=d885a2\', \'username\': \'esavan.mon\'}, \'viewer_has_liked\': False, \'edge_liked_by\': {\'count\': 42}, \'is_restricted_pending\': False, \'edge_threaded_comments\': {\'count\': 2, \'page_info\': {\'has_next_page\': False, \'end_cursor\': None}, \'edges\': [{\'node\': {\'id\': \'18092623552844393\', \'text\': \'Y seguro levantaba los pies cuando barrian 😅😅😅\', \'created_at\': 1763086290, \'did_report_as_spam\': False, \'owner\': {\'id\': \'39883395291\', \'is_verified\': False, \'profile_pic_url\': \'https://instagram.fmex15-1.fna.fbcdn.net/v/t51.2885-19/362673294_322062283486043_6949799947662834626_n.jpg?stp=dst-jpg_s150x150_tt6&amp;efg=eyJ2ZW5jb2RlX3RhZyI6InByb2ZpbGVfcGljLmRqYW5nby4zMjAuYzIifQ&amp;_nc_ht=instagram.fmex15-1.fna.fbcdn.net&amp;_nc_cat=111&amp;_nc_oc=Q6cZ2QFnWUtVWFJs8g0QtRU1ihbxZPsQQE7VMiUxuxkojIZGHDrT_TWZbX8EfyzK5lYd5Fk_UcP9vZkZThCcdL6Xz7oI&amp;_nc_ohc=8aYoeMs5a9EQ7kNvwEk1nhj&amp;_nc_gid=zs_SKhRdDDmfckyz2BZL7g&amp;edm=ANTKIIoBAAAA&amp;ccb=7-5&amp;oh=00_Afg88ymzRbtiQLnRiQjF8TTUYl5UhP_nLuiLeHAUu3pdjg&amp;oe=69232B99&amp;_nc_sid=d885a2\', \'username\': \'aali.cox\'}, \'viewer_has_liked\': False, \'edge_liked_by\': {\'count\': 3}, \'is_restricted_pending\': False}}, {\'node\': {\'id\': \'17930922645113379\', \'text\': \'De milagro no dijo- yo nací de una mujer 😂😂😂😂\', \'created_at\': 1763218230, \'did_report_as_spam\': False, \'owner\': {\'id\': \'7264407378\', \'is_verified\': False, \'profile_pic_url\': \'https://instagram.fmex15-1.fna.fbcdn.net/v/t51.2885-19/484891100_1660814631981934_8099880915730966504_n.jpg?stp=dst-jpg_s150x150_tt6&amp;efg=eyJ2ZW5jb2RlX3RhZyI6InByb2ZpbGVfcGljLmRqYW5nby44MjguYzIifQ&amp;_nc_ht=instagram.fmex15-1.fna.fbcdn.net&amp;_nc_cat=110&amp;_nc_oc=Q6cZ2QFnWUtVWFJs8g0QtRU1ihbxZPsQQE7VMiUxuxkojIZGHDrT_TWZbX8EfyzK5lYd5Fk_UcP9vZkZThCcdL6Xz7oI&amp;_nc_ohc=20wvgsaW85MQ7kNvwEtW_Hw&amp;_nc_gid=zs_SKhRdDDmfckyz2BZL7g&amp;edm=ANTKIIoBAAAA&amp;ccb=7-5&amp;oh=00_Afig1F638557HqvH5XXtatuUv2KxveF-OigSvVnWLitsWw&amp;oe=69231C3A&amp;_nc_sid=d885a2\', \'username\': \'b_r_nais\'}, \'viewer_has_liked\': False, \'edge_liked_by\': {\'count\': 1}, \'is_restricted_pending\': False}}]}}}, {\'node\': {\'id\': \'18111691825585636\', \'text\': \'Dios mío! 😂😂😂😂\', \'created_at\': 1762537929, \'did_report_as_spam\': False, \'owner\': {\'id\': \'4268148261\', \'is_verified\': False, \'profile_pic_url\': \'https://instagram.fmex15-1.fna.fbcdn.net/v/t51.2885-19/573511649_18404738050140262_7903558595296378966_n.jpg?stp=dst-jpg_s150x150_tt6&amp;efg=eyJ2ZW5jb2RlX3RhZyI6InByb2ZpbGVfcGljLmRqYW5nby4xMDgwLmMyIn0&amp;_nc_ht=instagram.fmex15-1.fna.fbcdn.net&amp;_nc_cat=110&amp;_nc_oc=Q6cZ2QFnWUtVWFJs8g0QtRU1ihbxZPsQQE7VMiUxuxkojIZGHDrT_TWZbX8EfyzK5lYd5Fk_UcP9vZkZThCcdL6Xz7oI&amp;_nc_ohc=5y_VfUdO4b4Q7kNvwHxXTYH&amp;_nc_gid=zs_SKhRdDDmfckyz2BZL7g&amp;edm=ANTKIIoBAAAA&amp;ccb=7-5&amp;oh=00_AfjP5vfeh7qWlWBniRc2JMr00u1R21eTPHAaWKzb8UEO4A&amp;oe=69233401&amp;_nc_sid=d885a2\', \'username\': \'xochixanum_jose\'}, \'viewer_has_liked\': False, \'edge_liked_by\': {\'count\': 4}, \'is_restricted_pending\': False, \'edge_threaded_comments\': {\'count\': 0, \'page_info\': {\'has_next_page\': False, \'end_cursor\': None}, \'edges\': []}}}, {\'node\': {\'id\': \'17879885988422472\', \'text\': \'Yo hablo mucho con mi esposa 🗣️\', \'created_at\': 1762954700, \'did_report_as_spam\': False, \'owner\': {\'id\': \'8720171982\', \'is_verified\': False, \'profile_pic_url\': \'https://instagram.fmex15-1.fna.fbcdn.net/v/t51.2885-19/483010752_626770996933462_54394405724034158_n.jpg?stp=dst-jpg_s150x150_tt6&amp;efg=eyJ2ZW5jb2RlX3RhZyI6InByb2ZpbGVfcGljLmRqYW5nby4xMDgwLmMyIn0&amp;_nc_ht=instagram.fmex15-1.fna.fbcdn.net&amp;_nc_cat=110&amp;_nc_oc=Q6cZ2QFnWUtVWFJs8g0QtRU1ihbxZPsQQE7VMiUxuxkojIZGHDrT_TWZbX8EfyzK5lYd5Fk_UcP9vZkZThCcdL6Xz7oI&amp;_nc_ohc=dpLp5Sk8KUEQ7kNvwENHVsH&amp;_nc_gid=zs_SKhRdDDmfckyz2BZL7g&amp;edm=ANTKIIoBAAAA&amp;ccb=7-5&amp;oh=00_Afg5Y8QAOC9ye6VOQXhXn1TfRnOxQ_8EyfnuDAfEtUH0qA&amp;oe=69232151&amp;_nc_sid=d885a2\', \'username\': \'masha__vd\'}, \'viewer_has_liked\': False, \'edge_liked_by\': {\'count\': 5}, \'is_restricted_pending\': False, \'edge_threaded_comments\': {\'count\': 0, \'page_info\': {\'has_next_page\': False, \'end_cursor\': None}, \'edges\': []}}}, {\'node\': {\'id\': \'17858661075544082\', \'text\': \'"No manches, Gabo. 2"\', \'created_at\': 1763006942, \'did_report_as_spam\': False, \'owner\': {\'id\': \'233151616\', \'is_verified\': False, \'profile_pic_url\': \'https://instagram.fmex15-1.fna.fbcdn.net/v/t51.2885-19/362912998_1081699786480160_5658425246121657965_n.jpg?stp=dst-jpg_s150x150_tt6&amp;efg=eyJ2ZW5jb2RlX3RhZyI6InByb2ZpbGVfcGljLmRqYW5nby42NDguYzIifQ&amp;_nc_ht=instagram.fmex15-1.fna.fbcdn.net&amp;_nc_cat=108&amp;_nc_oc=Q6cZ2QFnWUtVWFJs8g0QtRU1ihbxZPsQQE7VMiUxuxkojIZGHDrT_TWZbX8EfyzK5lYd5Fk_UcP9vZkZThCcdL6Xz7oI&amp;_nc_ohc=65W-OLSNXwMQ7kNvwGU11LE&amp;_nc_gid=zs_SKhRdDDmfckyz2BZL7g&amp;edm=ANTKIIoBAAAA&amp;ccb=7-5&amp;oh=00_Afiyd94w5oIMFQ5a7vmZAb4dIacj3NQqTDZR-DXHHurrYA&amp;oe=69233102&amp;_nc_sid=d885a2\', \'username\': \'memorupit\'}, \'viewer_has_liked\': False, \'edge_liked_by\': {\'count\': 5}, \'is_restricted_pending\': False, \'edge_threaded_comments\': {\'count\': 0, \'page_info\': {\'has_next_page\': False, \'end_cursor\': None}, \'edges\': []}}}, {\'node\': {\'id\': \'18088994588504487\', \'text\': \'No lo dudo no tantito!!\', \'created_at\': 1763054309, \'did_report_as_spam\': False, \'owner\': {\'id\': \'40573437034\', \'is_verified\': False, \'profile_pic_url\': \'https://instagram.fmex15-1.fna.fbcdn.net/v/t51.2885-19/510961233_18053641901357035_2969220856565454426_n.jpg?stp=dst-jpg_s150x150_tt6&amp;efg=eyJ2ZW5jb2RlX3RhZyI6InByb2ZpbGVfcGljLmRqYW5nby4xMDgwLmMyIn0&amp;_nc_ht=instagram.fmex15-1.fna.fbcdn.net&amp;_nc_cat=107&amp;_nc_oc=Q6cZ2QFnWUtVWFJs8g0QtRU1ihbxZPsQQE7VMiUxuxkojIZGHDrT_TWZbX8EfyzK5lYd5Fk_UcP9vZkZThCcdL6Xz7oI&amp;_nc_ohc=458bTEZauXEQ7kNvwF67zJu&amp;_nc_gid=zs_SKhRdDDmfckyz2BZL7g&amp;edm=ANTKIIoBAAAA&amp;ccb=7-5&amp;oh=00_AfhXUE7nIGya7D2hme6_QMf_KJBla86iNHFFasDGLtHl-w&amp;oe=69233732&amp;_nc_sid=d885a2\', \'username\': \'soraya.guzmanloza\'}, \'viewer_has_liked\': False, \'edge_liked_by\': {\'count\': 1}, \'is_restricted_pending\': False, \'edge_threaded_comments\': {\'count\': 0, \'page_info\': {\'has_next_page\': False, \'end_cursor\': None}, \'edges\': []}}}, {\'node\': {\'id\': \'18085718542949431\', \'text\': \'Jajajaja 😂\', \'created_at\': 1762535783, \'did_report_as_spam\': False, \'owner\': {\'id\': \'49698227847\', \'is_verified\': False, \'profile_pic_url\': \'https://instagram.fmex15-1.fna.fbcdn.net/v/t51.2885-19/569150008_18049234178659848_7552127298175402730_n.jpg?stp=dst-jpg_s150x150_tt6&amp;efg=eyJ2ZW5jb2RlX3RhZyI6InByb2ZpbGVfcGljLmRqYW5nby43MjAuYzIifQ&amp;_nc_ht=instagram.fmex15-1.fna.fbcdn.net&amp;_nc_cat=100&amp;_nc_oc=Q6cZ2QFnWUtVWFJs8g0QtRU1ihbxZPsQQE7VMiUxuxkojIZGHDrT_TWZbX8EfyzK5lYd5Fk_UcP9vZkZThCcdL6Xz7oI&amp;_nc_ohc=YHCn9oE5t4oQ7kNvwH9SHO-&amp;_nc_gid=zs_SKhRdDDmfckyz2BZL7g&amp;edm=ANTKIIoBAAAA&amp;ccb=7-5&amp;oh=00_Afis5eYRjUc9kY3oWaN9dLMHinGeJjNpRpAorXZaFK0_Yg&amp;oe=69234F59&amp;_nc_sid=d885a2\', \'username\': \'palidaluzenlascolinas\'}, \'viewer_has_liked\': False, \'edge_liked_by\': {\'count\': 2}, \'is_restricted_pending\': False, \'edge_threaded_comments\': {\'count\': 0, \'page_info\': {\'has_next_page\': False, \'end_cursor\': None}, \'edges\': []}}}, {\'node\': {\'id\': \'18387627160196363\', \'text\': \'La audacia del "feminista" mágico ese.\', \'created_at\': 1763479117, \'did_report_as_spam\': False, \'owner\': {\'id\': \'5613746769\', \'is_verified\': False, \'profile_pic_url\': \'https://instagram.fmex15-1.fna.fbcdn.net/v/t51.2885-19/568235631_18403404397186770_2498565348052802519_n.jpg?stp=dst-jpg_s150x150_tt6&amp;efg=eyJ2ZW5jb2RlX3RhZyI6InByb2ZpbGVfcGljLmRqYW5nby4xMDgwLmMyIn0&amp;_nc_ht=instagram.fmex15-1.fna.fbcdn.net&amp;_nc_cat=106&amp;_nc_oc=Q6cZ2QFnWUtVWFJs8g0QtRU1ihbxZPsQQE7VMiUxuxkojIZGHDrT_TWZbX8EfyzK5lYd5Fk_UcP9vZkZThCcdL6Xz7oI&amp;_nc_ohc=pNLHtcy4FLYQ7kNvwFQVSXT&amp;_nc_gid=zs_SKhRdDDmfckyz2BZL7g&amp;edm=ANTKIIoBAAAA&amp;ccb=7-5&amp;oh=00_Afg73AuPW3zFl5XwkxeRO09mR-cbO0b-JYFdiREBMLVfxg&amp;oe=69234B17&amp;_nc_sid=d885a2\', \'username\': \'adria_cabraba\'}, \'viewer_has_liked\': False, \'edge_liked_by\': {\'count\': 1}, \'is_restricted_pending\': False, \'edge_threaded_comments\': {\'count\': 0, \'page_info\': {\'has_next_page\': False, \'end_cursor\': None}, \'edges\': []}}}, {\'node\': {\'id\': \'18164200663391260\', \'text\': \'La misoginia es el aire que respiramos\', \'created_at\': 1762864350, \'did_report_as_spam\': False, \'owner\': {\'id\': \'57160202824\', \'is_verified\': False, \'profile_pic_url\': \'https://instagram.fmex15-1.fna.fbcdn.net/v/t51.2885-19/318677024_498281362305561_1245074623550521102_n.jpg?stp=dst-jpg_s150x150_tt6&amp;efg=eyJ2ZW5jb2RlX3RhZyI6InByb2ZpbGVfcGljLmRqYW5nby4yNTUuYzIifQ&amp;_nc_ht=instagram.fmex15-1.fna.fbcdn.net&amp;_nc_cat=109&amp;_nc_oc=Q6cZ2QFnWUtVWFJs8g0QtRU1ihbxZPsQQE7VMiUxuxkojIZGHDrT_TWZbX8EfyzK5lYd5Fk_UcP9vZkZThCcdL6Xz7oI&amp;_nc_ohc=aqdj3Nw9O2kQ7kNvwGj7-Sz&amp;_nc_gid=zs_SKhRdDDmfckyz2BZL7g&amp;edm=ANTKIIoBAAAA&amp;ccb=7-5&amp;oh=00_AfiTQy9kPoTyQr2QaVT-Ghxd6isEyCCXOCiM6i1a0OT4fw&amp;oe=69233E54&amp;_nc_sid=d885a2\', \'username\': \'scoottercat\'}, \'viewer_has_liked\': False, \'edge_liked_by\': {\'count\': 51}, \'is_restricted_pending\': False, \'edge_threaded_comments\': {\'count\': 0, \'page_info\': {\'has_next_page\': False, \'end_cursor\': None}, \'edges\': []}}}, {\'node\': {\'id\': \'18064181690535417\', \'text\': \'Este es el ejemplo claro de alguien que no sabe que no sabe\', \'created_at\': 1762537738, \'did_report_as_spam\': False, \'owner\': {\'id\': \'236624501\', \'is_verified\': False, \'profile_pic_url\': \'https://instagram.fmex15-1.fna.fbcdn.net/v/t51.2885-19/509651983_18524360494016502_5266758676449655565_n.jpg?stp=dst-jpg_s150x150_tt6&amp;efg=eyJ2ZW5jb2RlX3RhZyI6InByb2ZpbGVfcGljLmRqYW5nby4xMDgwLmMyIn0&amp;_nc_ht=instagram.fmex15-1.fna.fbcdn.net&amp;_nc_cat=106&amp;_nc_oc=Q6cZ2QFnWUtVWFJs8g0QtRU1ihbxZPsQQE7VMiUxuxkojIZGHDrT_TWZbX8EfyzK5lYd5Fk_UcP9vZkZThCcdL6Xz7oI&amp;_nc_ohc=om7yCubdJGQQ7kNvwHNV-xq&amp;_nc_gid=zs_SKhRdDDmfckyz2BZL7g&amp;edm=ANTKIIoBAAAA&amp;ccb=7-5&amp;oh=00_AfgmLpNotuk7PGqUh3A8PLcn44wVmpx1P6wzL02fnasilw&amp;oe=69232C53&amp;_nc_sid=d885a2\', \'username\': \'psicmelissadcaullieres\'}, \'viewer_has_liked\': False, \'edge_liked_by\': {\'count\': 143}, \'is_restricted_pending\': False, \'edge_threaded_comments\': {\'count\': 0, \'page_info\': {\'has_next_page\': False, \'end_cursor\': None}, \'edges\': []}}}, {\'node\': {\'id\': \'18103482502659285\', \'text\': \'Pues si Gabo es talentoso pero no es perfecto\', \'created_at\': 1762750194, \'did_report_as_spam\': False, \'owner\': {\'id\': \'26087831968\', \'is_verified\': False, \'profile_pic_url\': \'https://instagram.fmex15-1.fna.fbcdn.net/v/t51.2885-19/582825835_18093500914871969_6693035123740608253_n.jpg?stp=dst-jpg_s150x150_tt6&amp;efg=eyJ2ZW5jb2RlX3RhZyI6InByb2ZpbGVfcGljLmRqYW5nby4xMDgwLmMyIn0&amp;_nc_ht=instagram.fmex15-1.fna.fbcdn.net&amp;_nc_cat=105&amp;_nc_oc=Q6cZ2QFnWUtVWFJs8g0QtRU1ihbxZPsQQE7VMiUxuxkojIZGHDrT_TWZbX8EfyzK5lYd5Fk_UcP9vZkZThCcdL6Xz7oI&amp;_nc_ohc=I_oeCAytOUMQ7kNvwHPNrXc&amp;_nc_gid=zs_SKhRdDDmfckyz2BZL7g&amp;edm=ANTKIIoBAAAA&amp;ccb=7-5&amp;oh=00_AfhnyTSW6w7mJ4EApn23o5j1-xXZWpchP53dwGS4qGbh2w&amp;oe=69234D8C&amp;_nc_sid=d885a2\', \'username\': \'dianavaleriaespinosa\'}, \'viewer_has_liked\': False, \'edge_liked_by\': {\'count\': 6}, \'is_restricted_pending\': False, \'edge_threaded_comments\': {\'count\': 0, \'page_info\': {\'has_next_page\': False, \'end_cursor\': None}, \'edges\': []}}}, {\'node\': {\'id\': \'18117801388544392\', \'text\': \'"Yo soy feminista" dijo el señor que afirmaba que le gustaban las niñas de 12 años.\', \'created_at\': 1762788485, \'did_report_as_spam\': False, \'owner\': {\'id\': \'15134158986\', \'is_verified\': False, \'profile_pic_url\': \'https://instagram.fmex15-1.fna.fbcdn.net/v/t51.2885-19/64483525_413311702594199_4260127882799480832_n.jpg?stp=dst-jpg_s150x150_tt6&amp;efg=eyJ2ZW5jb2RlX3RhZyI6InByb2ZpbGVfcGljLmRqYW5nby43MjAuYzIifQ&amp;_nc_ht=instagram.fmex15-1.fna.fbcdn.net&amp;_nc_cat=111&amp;_nc_oc=Q6cZ2QFnWUtVWFJs8g0QtRU1ihbxZPsQQE7VMiUxuxkojIZGHDrT_TWZbX8EfyzK5lYd5Fk_UcP9vZkZThCcdL6Xz7oI&amp;_nc_ohc=XnfNK_wqp9MQ7kNvwFzLQOJ&amp;_nc_gid=zs_SKhRdDDmfckyz2BZL7g&amp;edm=ANTKIIoBAAAA&amp;ccb=7-5&amp;oh=00_Afj1vgrfoUD-U85Nv2MBud2YgZDvkvULqfd_TlOhnoChRQ&amp;oe=69234AC1&amp;_nc_sid=d885a2\', \'username\': \'ellie.cyan\'}, \'viewer_has_liked\': False, \'edge_liked_by\': {\'count\': 29}, \'is_restricted_pending\': False, \'edge_threaded_comments\': {\'count\': 0, \'page_info\': {\'has_next_page\': False, \'end_cursor\': None}, \'edges\': []}}}, {\'node\': {\'id\': \'18531699412036111\', \'text\': \'Despues de leer marquez el es todo menos feminista. Explota siempre el cuerpo de mujeres en sus obras, sin importat si son niñas creando escenas que van dirigidas a hombres que disfrutan de el sufrimiento femenino. Ese señor repetidamente mete niñas en contextos se xu ales que nadie sano puede imaginar.\', \'created_at\': 1762896753, \'did_report_as_spam\': False, \'owner\': {\'id\': \'1374882238\', \'is_verified\': False, \'profile_pic_url\': \'https://instagram.fmex15-1.fna.fbcdn.net/v/t51.2885-19/464139883_1989617318177971_105288368897146150_n.jpg?stp=dst-jpg_s150x150_tt6&amp;efg=eyJ2ZW5jb2RlX3RhZyI6InByb2ZpbGVfcGljLmRqYW5nby4xMDgwLmMyIn0&amp;_nc_ht=instagram.fmex15-1.fna.fbcdn.net&amp;_nc_cat=107&amp;_nc_oc=Q6cZ2QFnWUtVWFJs8g0QtRU1ihbxZPsQQE7VMiUxuxkojIZGHDrT_TWZbX8EfyzK5lYd5Fk_UcP9vZkZThCcdL6Xz7oI&amp;_nc_ohc=Klj1ardywIgQ7kNvwG0g9QU&amp;_nc_gid=zs_SKhRdDDmfckyz2BZL7g&amp;edm=ANTKIIoBAAAA&amp;ccb=7-5&amp;oh=00_Afi9JP88ZArd_6YWYTDJE3__iM3wqPiVtzsfO8uLiECvww&amp;oe=69234B30&amp;_nc_sid=d885a2\', \'username\': \'diana_arovi\'}, \'viewer_has_liked\': False, \'edge_liked_by\': {\'count\': 73}, \'is_restricted_pending\': False, \'edge_threaded_comments\': {\'count\': 1, \'page_info\': {\'has_next_page\': False, \'end_cursor\': None}, \'edges\': [{\'node\': {\'id\': \'17922051093187505\', \'text\': \'El reflejaba la realidad de su entorno, que era muy muy muy machista, y hasta la fecha lo sigue siendo\', \'created_at\': 1763404602, \'did_report_as_spam\': False, \'owner\': {\'id\': \'11899374222\', \'is_verified\': False, \'profile_pic_url\': \'https://instagram.fmex15-1.fna.fbcdn.net/v/t51.2885-19/582255070_18158975143398223_3416543319655738941_n.jpg?stp=dst-jpg_s150x150_tt6&amp;efg=eyJ2ZW5jb2RlX3RhZyI6InByb2ZpbGVfcGljLmRqYW5nby42NTMuYzIifQ&amp;_nc_ht=instagram.fmex15-1.fna.fbcdn.net&amp;_nc_cat=107&amp;_nc_oc=Q6cZ2QFnWUtVWFJs8g0QtRU1ihbxZPsQQE7VMiUxuxkojIZGHDrT_TWZbX8EfyzK5lYd5Fk_UcP9vZkZThCcdL6Xz7oI&amp;_nc_ohc=aoEcFkBiQogQ7kNvwE_aVMn&amp;_nc_gid=zs_SKhRdDDmfckyz2BZL7g&amp;edm=ANTKIIoBAAAA&amp;ccb=7-5&amp;oh=00_AfieKnmrebEBAU1wOzcjR1SAZzmKa3JSB2ukoo5GCYDTdQ&amp;oe=69235024&amp;_nc_sid=d885a2\', \'username\': \'navallejoh\'}, \'viewer_has_liked\': False, \'edge_liked_by\': {\'count\': 2}, \'is_restricted_pending\': False}}]}}}, {\'node\': {\'id\': \'17849593980597114\', \'text\': \'Nomás le faltó el “hay muchas mujeres en mi familia”\', \'created_at\': 1763399329, \'did_report_as_spam\': False, \'owner\': {\'id\': \'8234572578\', \'is_verified\': False, \'profile_pic_url\': \'https://instagram.fmex15-1.fna.fbcdn.net/v/t51.2885-19/499544679_18266779642276579_8761223573150570026_n.jpg?stp=dst-jpg_s150x150_tt6&amp;efg=eyJ2ZW5jb2RlX3RhZyI6InByb2ZpbGVfcGljLmRqYW5nby4xMDgwLmMyIn0&amp;_nc_ht=instagram.fmex15-1.fna.fbcdn.net&amp;_nc_cat=107&amp;_nc_oc=Q6cZ2QFnWUtVWFJs8g0QtRU1ihbxZPsQQE7VMiUxuxkojIZGHDrT_TWZbX8EfyzK5lYd5Fk_UcP9vZkZThCcdL6Xz7oI&amp;_nc_ohc=330JJzSsgekQ7kNvwEHwG8Q&amp;_nc_gid=zs_SKhRdDDmfckyz2BZL7g&amp;edm=ANTKIIoBAAAA&amp;ccb=7-5&amp;oh=00_Afh21bxiWN47E3B4worrJF98JP3aSZ4PeQYlrQaMFxg26Q&amp;oe=69232303&amp;_nc_sid=d885a2\', \'username\': \'urzula.r\'}, \'viewer_has_liked\': False, \'edge_liked_by\': {\'count\': 1}, \'is_restricted_pending\': False, \'edge_threaded_comments\': {\'count\': 0, \'page_info\': {\'has_next_page\': False, \'end_cursor\': None}, \'edges\': []}}}, {\'node\': {\'id\': \'18025671425780043\', \'text\': \'No solo feminista, los escasos libros que he leído de él tiene como mínimo a una niña abusada sexualmente\', \'created_at\': 1762879458, \'did_report_as_spam\': False, \'owner\': {\'id\': \'424939106\', \'is_verified\': False, \'profile_pic_url\': \'https://instagram.fmex15-1.fna.fbcdn.net/v/t51.2885-19/11373613_1594059607526297_1175471_a.jpg?stp=dst-jpg_s150x150_tt6&amp;efg=eyJ2ZW5jb2RlX3RhZyI6InByb2ZpbGVfcGljLmRqYW5nby4xNTAuYzIifQ&amp;_nc_ht=instagram.fmex15-1.fna.fbcdn.net&amp;_nc_cat=105&amp;_nc_oc=Q6cZ2QFnWUtVWFJs8g0QtRU1ihbxZPsQQE7VMiUxuxkojIZGHDrT_TWZbX8EfyzK5lYd5Fk_UcP9vZkZThCcdL6Xz7oI&amp;_nc_ohc=zEhQOtfUhzoQ7kNvwEzUQMl&amp;_nc_gid=zs_SKhRdDDmfckyz2BZL7g&amp;edm=ANTKIIoBAAAA&amp;ccb=7-5&amp;oh=00_AfgLiAPJl4bUEwy1xlLtPv032GXyejvToWKGFk_-NUn1ZA&amp;oe=692320DA&amp;_nc_sid=d885a2\', \'username\': \'marcevelo\'}, \'viewer_has_liked\': False, \'edge_liked_by\': {\'count\': 46}, \'is_restricted_pending\': False, \'edge_threaded_comments\': {\'count\': 0, \'page_info\': {\'has_next_page\': False, \'end_cursor\': None}, \'edges\': []}}}, {\'node\': {\'id\': \'18047960282418130\', \'text\': \'Y recordando que Gabo era de izquierdas, así es gran parte de la izquierda latinoamericana, <text:s/>muy combativos con el Che como bandera y se han querido subir a la ola feminista de estos tiempos, pero nunca han querido reconocer que son parte del machismo\', \'created_at\': 1762989378, \'did_report_as_spam\': False, \'owner\': {\'id\': \'1557871488\', \'is_verified\': False, \'profile_pic_url\': \'https://instagram.fmex15-1.fna.fbcdn.net/v/t51.2885-19/10787786_552635274870811_366706571_a.jpg?stp=dst-jpg_s150x150_tt6&amp;efg=eyJ2ZW5jb2RlX3RhZyI6InByb2ZpbGVfcGljLmRqYW5nby4xNTAuYzIifQ&amp;_nc_ht=instagram.fmex15-1.fna.fbcdn.net&amp;_nc_cat=107&amp;_nc_oc=Q6cZ2QFnWUtVWFJs8g0QtRU1ihbxZPsQQE7VMiUxuxkojIZGHDrT_TWZbX8EfyzK5lYd5Fk_UcP9vZkZThCcdL6Xz7oI&amp;_nc_ohc=_tK1vPvw-98Q7kNvwGHaPRQ&amp;_nc_gid=zs_SKhRdDDmfckyz2BZL7g&amp;edm=ANTKIIoBAAAA&amp;ccb=7-5&amp;oh=00_AfhZJH1z66PO7L4z85Q3XSEpm3Og9BhPOX5dA-FGDelMRQ&amp;oe=692347A6&amp;_nc_sid=d885a2\', \'username\': \'ronaldvizcarrab\'}, \'viewer_has_liked\': False, \'edge_liked_by\': {\'count\': 20}, \'is_restricted_pending\': False, \'edge_threaded_comments\': {\'count\': 0, \'page_info\': {\'has_next_page\': False, \'end_cursor\': None}, \'edges\': []}}}, {\'node\': {\'id\': \'18088449535940860\', \'text\': \'El man escribía novelas de viejitos acostándose con ni ñas, o sea. 🙄🤢🤮\', \'created_at\': 1763043943, \'did_report_as_spam\': False, \'owner\': {\'id\': \'12050958514\', \'is_verified\': False, \'profile_pic_url\': \'https://instagram.fmex15-1.fna.fbcdn.net/v/t51.2885-19/566388924_18153268537406515_6199667032425996315_n.jpg?stp=dst-jpg_s150x150_tt6&amp;efg=eyJ2ZW5jb2RlX3RhZyI6InByb2ZpbGVfcGljLmRqYW5nby4xMDgwLmMyIn0&amp;_nc_ht=instagram.fmex15-1.fna.fbcdn.net&amp;_nc_cat=107&amp;_nc_oc=Q6cZ2QFnWUtVWFJs8g0QtRU1ihbxZPsQQE7VMiUxuxkojIZGHDrT_TWZbX8EfyzK5lYd5Fk_UcP9vZkZThCcdL6Xz7oI&amp;_nc_ohc=3ImUtseJWm8Q7kNvwFE9JoL&amp;_nc_gid=zs_SKhRdDDmfckyz2BZL7g&amp;edm=ANTKIIoBAAAA&amp;ccb=7-5&amp;oh=00_AfjBerbGS54LQSsqhXEFQ0xQ94YVEIIL38qdIpLLXsCLUw&amp;oe=69233126&amp;_nc_sid=d885a2\', \'username\': \'eljuliusvaldivia\'}, \'viewer_has_liked\': False, \'edge_liked_by\': {\'count\': 1}, \'is_restricted_pending\': False, \'edge_threaded_comments\': {\'count\': 0, \'page_info\': {\'has_next_page\': False, \'end_cursor\': None}, \'edges\': []}}}, {\'node\': {\'id\': \'18086204956811012\', \'text\': \'Diatriba de una mujer a un hombre que está sentado\', \'created_at\': 1762841370, \'did_report_as_spam\': False, \'owner\': {\'id\': \'1499495954\', \'is_verified\': False, \'profile_pic_url\': \'https://instagram.fmex15-1.fna.fbcdn.net/v/t51.2885-19/572130555_18541821550039955_6091885676553663944_n.jpg?stp=dst-jpg_s150x150_tt6&amp;efg=eyJ2ZW5jb2RlX3RhZyI6InByb2ZpbGVfcGljLmRqYW5nby4xMDgwLmMyIn0&amp;_nc_ht=instagram.fmex15-1.fna.fbcdn.net&amp;_nc_cat=111&amp;_nc_oc=Q6cZ2QFnWUtVWFJs8g0QtRU1ihbxZPsQQE7VMiUxuxkojIZGHDrT_TWZbX8EfyzK5lYd5Fk_UcP9vZkZThCcdL6Xz7oI&amp;_nc_ohc=l8_8UKifS0QQ7kNvwGVSglF&amp;_nc_gid=zs_SKhRdDDmfckyz2BZL7g&amp;edm=ANTKIIoBAAAA&amp;ccb=7-5&amp;oh=00_Afh6_I4lh3DGpfud2mjhGSQmrUGObQs2oZxQ7ZC3IP_R7w&amp;oe=69233ED0&amp;_nc_sid=d885a2\', \'username\': \'tguerero\'}, \'viewer_has_liked\': False, \'edge_liked_by\': {\'count\': 2}, \'is_restricted_pending\': False, \'edge_threaded_comments\': {\'count\': 0, \'page_info\': {\'has_next_page\': False, \'end_cursor\': None}, \'edges\': []}}}, {\'node\': {\'id\': \'18104132827648705\', \'text\': \'El punto más ridículo es pedirle un libro feminista a un hombre. No importa si es el gran García Márquez, señora… que intentaba hacer usted?\', \'created_at\': 1762947216, \'did_report_as_spam\': False, \'owner\': {\'id\': \'714169462\', \'is_verified\': False, \'profile_pic_url\': \'https://instagram.fmex15-1.fna.fbcdn.net/v/t51.2885-19/199881995_544504346924794_5932264562037966439_n.jpg?stp=dst-jpg_s150x150_tt6&amp;efg=eyJ2ZW5jb2RlX3RhZyI6InByb2ZpbGVfcGljLmRqYW5nby4xMDgwLmMyIn0&amp;_nc_ht=instagram.fmex15-1.fna.fbcdn.net&amp;_nc_cat=110&amp;_nc_oc=Q6cZ2QFnWUtVWFJs8g0QtRU1ihbxZPsQQE7VMiUxuxkojIZGHDrT_TWZbX8EfyzK5lYd5Fk_UcP9vZkZThCcdL6Xz7oI&amp;_nc_ohc=vPGhuO5SY7QQ7kNvwHI4Cer&amp;_nc_gid=zs_SKhRdDDmfckyz2BZL7g&amp;edm=ANTKIIoBAAAA&amp;ccb=7-5&amp;oh=00_Afji4BSHCA0Rbtog1q_an8YIjtCrbzzMTewVxRkxJYF99A&amp;oe=69232C96&amp;_nc_sid=d885a2\', \'username\': \'chivashiva\'}, \'viewer_has_liked\': False, \'edge_liked_by\': {\'count\': 2}, \'is_restricted_pending\': False, \'edge_threaded_comments\': {\'count\': 5, \'page_info\': {\'has_next_page\': True, \'end_cursor\': \'QVFDd2w5bkROcGhOY0xZN3MtcVNtamR1cDJVTlZrbUNvRXBjTnYybXB4aHV6N1BCVE5meWFCVGhnd3VrNVhmVGhmQTJkSHFwUThLamFjQXVjWWRrRXYyVA==\'}, \'edges\': [{\'node\': {\'id\': \'17912443134245225\', \'text\': \'@ chivashiva 1. Él le pidió a ella que dirigiera una obra "feminista" de él.\\n2. La obra para nada era feminista, y ella le explicó que su historia no era feminista.\\n3. Él le dijo que él era feminista y ella le preguntó qué libros sobre feminismo había leído. \\n4. Él dijo que ninguno pero que "él platicaba mucho con su esposa".\\nResumen: ella no le pidió un libro feminista a Márquez, le PREGUNTÓ si había leído alguno sobre el tema.\', \'created_at\': 1763398356, \'did_report_as_spam\': False, \'owner\': {\'id\': \'36284821\', \'is_verified\': False, \'profile_pic_url\': \'https://instagram.fmex15-1.fna.fbcdn.net/v/t51.2885-19/514962453_18513324061060822_2038689787936877056_n.jpg?stp=dst-jpg_s150x150_tt6&amp;efg=eyJ2ZW5jb2RlX3RhZyI6InByb2ZpbGVfcGljLmRqYW5nby4xMDgwLmMyIn0&amp;_nc_ht=instagram.fmex15-1.fna.fbcdn.net&amp;_nc_cat=110&amp;_nc_oc=Q6cZ2QFnWUtVWFJs8g0QtRU1ihbxZPsQQE7VMiUxuxkojIZGHDrT_TWZbX8EfyzK5lYd5Fk_UcP9vZkZThCcdL6Xz7oI&amp;_nc_ohc=CFn-svm-hgMQ7kNvwH8Dq9L&amp;_nc_gid=zs_SKhRdDDmfckyz2BZL7g&amp;edm=ANTKIIoBAAAA&amp;ccb=7-5&amp;oh=00_AfiXUfPrrCykk1Lu84QLYc5fuiEBfwuGtqWlGVCflMlyLg&amp;oe=69232EB5&amp;_nc_sid=d885a2\', \'username\': \'limonitz\'}, \'viewer_has_liked\': False, \'edge_liked_by\': {\'count\': 6}, \'is_restricted_pending\': False}}, {\'node\': {\'id\': \'17974550906954775\', \'text\': \'Vuelve a ver el vídeo, creo que te perdiste desde el principio. Él le pide a ella, que dirija la obra "feminista" qué él, había escrito.\', \'created_at\': 1763423884, \'did_report_as_spam\': False, \'owner\': {\'id\': \'3739821436\', \'is_verified\': False, \'profile_pic_url\': \'https://instagram.fmex15-1.fna.fbcdn.net/v/t51.2885-19/510471528_18374955949125437_8629317018870021856_n.jpg?stp=dst-jpg_s150x150_tt6&amp;efg=eyJ2ZW5jb2RlX3RhZyI6InByb2ZpbGVfcGljLmRqYW5nby4xMDgwLmMyIn0&amp;_nc_ht=instagram.fmex15-1.fna.fbcdn.net&amp;_nc_cat=105&amp;_nc_oc=Q6cZ2QFnWUtVWFJs8g0QtRU1ihbxZPsQQE7VMiUxuxkojIZGHDrT_TWZbX8EfyzK5lYd5Fk_UcP9vZkZThCcdL6Xz7oI&amp;_nc_ohc=X5PpnPczes8Q7kNvwFqUP29&amp;_nc_gid=zs_SKhRdDDmfckyz2BZL7g&amp;edm=ANTKIIoBAAAA&amp;ccb=7-5&amp;oh=00_Afh2wEmKx1iIXcq0ottB5kOF_qFp7wDSgKiLNdD46rWmtA&amp;oe=692349BC&amp;_nc_sid=d885a2\', \'username\': \'conii.cas\'}, \'viewer_has_liked\': False, \'edge_liked_by\': {\'count\': 2}, \'is_restricted_pending\': False}}, {\'node\': {\'id\': \'18060856085547798\', \'text\': \'@conii.cas ahh tenés razón. Mala mía. Es más gracioso ahora.\', \'created_at\': 1763512516, \'did_report_as_spam\': False, \'owner\': {\'id\': \'714169462\', \'is_verified\': False, \'profile_pic_url\': \'https://instagram.fmex15-1.fna.fbcdn.net/v/t51.2885-19/199881995_544504346924794_5932264562037966439_n.jpg?stp=dst-jpg_s150x150_tt6&amp;efg=eyJ2ZW5jb2RlX3RhZyI6InByb2ZpbGVfcGljLmRqYW5nby4xMDgwLmMyIn0&amp;_nc_ht=instagram.fmex15-1.fna.fbcdn.net&amp;_nc_cat=110&amp;_nc_oc=Q6cZ2QFnWUtVWFJs8g0QtRU1ihbxZPsQQE7VMiUxuxkojIZGHDrT_TWZbX8EfyzK5lYd5Fk_UcP9vZkZThCcdL6Xz7oI&amp;_nc_ohc=vPGhuO5SY7QQ7kNvwHI4Cer&amp;_nc_gid=zs_SKhRdDDmfckyz2BZL7g&amp;edm=ANTKIIoBAAAA&amp;ccb=7-5&amp;oh=00_Afji4BSHCA0Rbtog1q_an8YIjtCrbzzMTewVxRkxJYF99A&amp;oe=69232C96&amp;_nc_sid=d885a2\', \'username\': \'chivashiva\'}, \'viewer_has_liked\': False, \'edge_liked_by\': {\'count\': 2}, \'is_restricted_pending\': False}}]}}}, {\'node\': {\'id\': \'17867103759473449\', \'text\': \'Dos señoras blancas que creen hablar por todo y han lucrado del movimiento feminista, tal como Martita Lanas. 😂😂😂\', \'created_at\': 1762657936, \'did_report_as_spam\': False, \'owner\': {\'id\': \'1522001129\', \'is_verified\': False, \'profile_pic_url\': \'https://instagram.fmex15-1.fna.fbcdn.net/v/t51.2885-19/14624317_635931289900263_2925252493879279616_a.jpg?stp=dst-jpg_s150x150_tt6&amp;efg=eyJ2ZW5jb2RlX3RhZyI6InByb2ZpbGVfcGljLmRqYW5nby4xMDgwLmMyIn0&amp;_nc_ht=instagram.fmex15-1.fna.fbcdn.net&amp;_nc_cat=103&amp;_nc_oc=Q6cZ2QFnWUtVWFJs8g0QtRU1ihbxZPsQQE7VMiUxuxkojIZGHDrT_TWZbX8EfyzK5lYd5Fk_UcP9vZkZThCcdL6Xz7oI&amp;_nc_ohc=PnZf1rLqsjsQ7kNvwHz2vJh&amp;_nc_gid=zs_SKhRdDDmfckyz2BZL7g&amp;edm=ANTKIIoBAAAA&amp;ccb=7-5&amp;oh=00_Afjw1fbMpVza90sKPNMfd9YrxmyNCvImU7wPRKJbmQv40Q&amp;oe=692338BB&amp;_nc_sid=d885a2\', \'username\': \'aquonimus\'}, \'viewer_has_liked\': False, \'edge_liked_by\': {\'count\': 1}, \'is_restricted_pending\': False, \'edge_threaded_comments\': {\'count\': 2, \'page_info\': {\'has_next_page\': False, \'end_cursor\': None}, \'edges\': [{\'node\': {\'id\': \'17876896788429121\', \'text\': \'No soy mujer pero me quedó claro que esa historia no era feminista. Recomiendame a una feminista qué te caiga bien. La neta soy ignorante en ese ámbito.\', \'created_at\': 1762881494, \'did_report_as_spam\': False, \'owner\': {\'id\': \'58423217019\', \'is_verified\': False, \'profile_pic_url\': \'https://instagram.fmex15-1.fna.fbcdn.net/v/t51.2885-19/394274883_1035052360871994_1099617932701594013_n.jpg?stp=dst-jpg_s150x150_tt6&amp;efg=eyJ2ZW5jb2RlX3RhZyI6InByb2ZpbGVfcGljLmRqYW5nby4xMDgwLmMyIn0&amp;_nc_ht=instagram.fmex15-1.fna.fbcdn.net&amp;_nc_cat=106&amp;_nc_oc=Q6cZ2QFnWUtVWFJs8g0QtRU1ihbxZPsQQE7VMiUxuxkojIZGHDrT_TWZbX8EfyzK5lYd5Fk_UcP9vZkZThCcdL6Xz7oI&amp;_nc_ohc=yXlCo4vjZTEQ7kNvwEWg2ly&amp;_nc_gid=zs_SKhRdDDmfckyz2BZL7g&amp;edm=ANTKIIoBAAAA&amp;ccb=7-5&amp;oh=00_Afi9mfkYelS4qqmrOK49MyzUJsrnu7x5u_jgb2gzikCTbg&amp;oe=692341AC&amp;_nc_sid=d885a2\', \'username\': \'deweysart\'}, \'viewer_has_liked\': False, \'edge_liked_by\': {\'count\': 0}, \'is_restricted_pending\': False}}, {\'node\': {\'id\': \'18029138258767490\', \'text\': \'@deweysart Pues no leo autoras consagradas, más bien le entré por el lado de publicaciones -sobre todo de corte académico- de los afrofeminismos. Esas morras le entran a otras discusiones y tiene planeamientos más críticos y realistas. Los afrofeminismos de Brasil son bastante interesantes. Una vez que le entres, sigue explorando por tu cuenta.\', \'created_at\': 1762894969, \'did_report_as_spam\': False, \'owner\': {\'id\': \'1522001129\', \'is_verified\': False, \'profile_pic_url\': \'https://instagram.fmex15-1.fna.fbcdn.net/v/t51.2885-19/14624317_635931289900263_2925252493879279616_a.jpg?stp=dst-jpg_s150x150_tt6&amp;efg=eyJ2ZW5jb2RlX3RhZyI6InByb2ZpbGVfcGljLmRqYW5nby4xMDgwLmMyIn0&amp;_nc_ht=instagram.fmex15-1.fna.fbcdn.net&amp;_nc_cat=103&amp;_nc_oc=Q6cZ2QFnWUtVWFJs8g0QtRU1ihbxZPsQQE7VMiUxuxkojIZGHDrT_TWZbX8EfyzK5lYd5Fk_UcP9vZkZThCcdL6Xz7oI&amp;_nc_ohc=PnZf1rLqsjsQ7kNvwHz2vJh&amp;_nc_gid=zs_SKhRdDDmfckyz2BZL7g&amp;edm=ANTKIIoBAAAA&amp;ccb=7-5&amp;oh=00_Afjw1fbMpVza90sKPNMfd9YrxmyNCvImU7wPRKJbmQv40Q&amp;oe=692338BB&amp;_nc_sid=d885a2\', \'username\': \'aquonimus\'}, \'viewer_has_liked\': False, \'edge_liked_by\': {\'count\': 0}, \'is_restricted_pending\': False}}]}}}, {\'node\': {\'id\': \'18097439065842273\', \'text\': \'La obra de Gabo son misoginas pedofilos y retrógrada\', \'created_at\': 1762949437, \'did_report_as_spam\': False, \'owner\': {\'id\': \'19797506540\', \'is_verified\': False, \'profile_pic_url\': \'https://instagram.fmex15-1.fna.fbcdn.net/v/t51.2885-19/460902386_1297071371262462_8916024236321880712_n.jpg?stp=dst-jpg_s150x150_tt6&amp;efg=eyJ2ZW5jb2RlX3RhZyI6InByb2ZpbGVfcGljLmRqYW5nby40MjIuYzIifQ&amp;_nc_ht=instagram.fmex15-1.fna.fbcdn.net&amp;_nc_cat=106&amp;_nc_oc=Q6cZ2QFnWUtVWFJs8g0QtRU1ihbxZPsQQE7VMiUxuxkojIZGHDrT_TWZbX8EfyzK5lYd5Fk_UcP9vZkZThCcdL6Xz7oI&amp;_nc_ohc=u8e033WoVgkQ7kNvwEpfXG4&amp;_nc_gid=zs_SKhRdDDmfckyz2BZL7g&amp;edm=ANTKIIoBAAAA&amp;ccb=7-5&amp;oh=00_AfjmJRKoewdALpNWixtj5vleu3G1rpQRw4G9UoWq-CPvZQ&amp;oe=69233FE7&amp;_nc_sid=d885a2\', \'username\': \'maveldelgado87\'}, \'viewer_has_liked\': False, \'edge_liked_by\': {\'count\': 1}, \'is_restricted_pending\': False, \'edge_threaded_comments\': {\'count\': 0, \'page_info\': {\'has_next_page\': False, \'end_cursor\': None}, \'edges\': []}}}, {\'node\': {\'id\': \'18112368940583936\', \'text\': \'Jajajajajajsjajs esa anécdota es tan andro genérica. Que perro oso azul\', \'created_at\': 1762702394, \'did_report_as_spam\': False, \'owner\': {\'id\': \'208267719\', \'is_verified\': False, \'profile_pic_url\': \'https://instagram.fmex15-1.fna.fbcdn.net/v/t51.2885-19/373229876_136404956206119_1188032785690270694_n.jpg?stp=dst-jpg_s150x150_tt6&amp;efg=eyJ2ZW5jb2RlX3RhZyI6InByb2ZpbGVfcGljLmRqYW5nby43NDMuYzIifQ&amp;_nc_ht=instagram.fmex15-1.fna.fbcdn.net&amp;_nc_cat=103&amp;_nc_oc=Q6cZ2QFnWUtVWFJs8g0QtRU1ihbxZPsQQE7VMiUxuxkojIZGHDrT_TWZbX8EfyzK5lYd5Fk_UcP9vZkZThCcdL6Xz7oI&amp;_nc_ohc=uGdmvDZYX6oQ7kNvwGQFXxt&amp;_nc_gid=zs_SKhRdDDmfckyz2BZL7g&amp;edm=ANTKIIoBAAAA&amp;ccb=7-5&amp;oh=00_AfhOfWyBvgsNdyQ6pXAnDQAZzVBKJYOWHSlGqI4o8ihdLg&amp;oe=69234943&amp;_nc_sid=d885a2\', \'username\': \'sublimespectrum\'}, \'viewer_has_liked\': False, \'edge_liked_by\': {\'count\': 6}, \'is_restricted_pending\': False, \'edge_threaded_comments\': {\'count\': 0, \'page_info\': {\'has_next_page\': False, \'end_cursor\': None}, \'edges\': []}}}, {\'node\': {\'id\': \'18103154908584073\', \'text\': \'García Marquez fue muchas casos, pero nunca un feminista y lo termino de declarar en Memoria de mis putas tristes y en sus entrevistas que habla de lo atractivas que son las niñas de 13\', \'created_at\': 1762893449, \'did_report_as_spam\': False, \'owner\': {\'id\': \'11601854\', \'is_verified\': False, \'profile_pic_url\': \'https://instagram.fmex15-1.fna.fbcdn.net/v/t51.2885-19/559178374_18521611855017855_6183762012810093796_n.jpg?stp=dst-jpg_s150x150_tt6&amp;efg=eyJ2ZW5jb2RlX3RhZyI6InByb2ZpbGVfcGljLmRqYW5nby44MjguYzIifQ&amp;_nc_ht=instagram.fmex15-1.fna.fbcdn.net&amp;_nc_cat=103&amp;_nc_oc=Q6cZ2QFnWUtVWFJs8g0QtRU1ihbxZPsQQE7VMiUxuxkojIZGHDrT_TWZbX8EfyzK5lYd5Fk_UcP9vZkZThCcdL6Xz7oI&amp;_nc_ohc=Ilh832GbgI0Q7kNvwEm5mW8&amp;_nc_gid=zs_SKhRdDDmfckyz2BZL7g&amp;edm=ANTKIIoBAAAA&amp;ccb=7-5&amp;oh=00_AfiX8TPH8pb0yfvACiWBjkrBIcQrydHlwSLSZMGbpG5fxQ&amp;oe=69234D07&amp;_nc_sid=d885a2\', \'username\': \'janamorell\'}, \'viewer_has_liked\': False, \'edge_liked_by\': {\'count\': 3}, \'is_restricted_pending\': False, \'edge_threaded_comments\': {\'count\': 0, \'page_info\': {\'has_next_page\': False, \'end_cursor\': None}, \'edges\': []}}}, {\'node\': {\'id\': \'18072251939205533\', \'text\': \'🙄misógino y pdf era el señor ese\', \'created_at\': 1762820265, \'did_report_as_spam\': False, \'owner\': {\'id\': \'269616991\', \'is_verified\': False, \'profile_pic_url\': \'https://instagram.fmex15-1.fna.fbcdn.net/v/t51.2885-19/189824233_307408847513465_863114782479806138_n.jpg?stp=dst-jpg_s150x150_tt6&amp;efg=eyJ2ZW5jb2RlX3RhZyI6InByb2ZpbGVfcGljLmRqYW5nby4xMDgwLmMyIn0&amp;_nc_ht=instagram.fmex15-1.fna.fbcdn.net&amp;_nc_cat=105&amp;_nc_oc=Q6cZ2QFnWUtVWFJs8g0QtRU1ihbxZPsQQE7VMiUxuxkojIZGHDrT_TWZbX8EfyzK5lYd5Fk_UcP9vZkZThCcdL6Xz7oI&amp;_nc_ohc=VnoUjIUtJLEQ7kNvwFmsIEJ&amp;_nc_gid=zs_SKhRdDDmfckyz2BZL7g&amp;edm=ANTKIIoBAAAA&amp;ccb=7-5&amp;oh=00_AfhBjSJkynKgtQnVadYp4HqjrmcXXyKeXHRzZFxAX5Xx4Q&amp;oe=69234055&amp;_nc_sid=d885a2\', \'username\': \'elesan23\'}, \'viewer_has_liked\': False, \'edge_liked_by\': {\'count\': 3}, \'is_restricted_pending\': False, \'edge_threaded_comments\': {\'count\': 0, \'page_info\': {\'has_next_page\': False, \'end_cursor\': None}, \'edges\': []}}}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gating_info</text:p>
          </table:table-cell>
          <table:table-cell office:value-type="string" calcext:value-type="string">
            <text:p>{"bifilter_token": "KAkBAgAQAP__AAAA"}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has_audio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has_ranked_comment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are_remixes_crosspostabl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boost_unavailable_identifi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boost_unavailable_reas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boost_unavailable_reason_v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n_reply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n_see_insights_as_brand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n_view_more_preview_comments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n_viewer_reshare</text:p>
          </table:table-cell>
          <table:table-cell office:value-type="float" office:value="3.76026405766945E+018" calcext:value-type="float">
            <text:p>3.76026405766945E+01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n_viewer_sav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bit_flag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content_typ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created_a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created_at_utc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did_report_as_spam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is_covered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is_ranked_comment</text:p>
          </table:table-cell>
          <table:table-cell office:value-type="string" calcext:value-type="string">
            <text:p>True', nan, '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media_i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pk</text:p>
          </table:table-cell>
          <table:table-cell office:value-type="float" office:value="1762478404" calcext:value-type="float">
            <text:p>176247840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private_reply_status</text:p>
          </table:table-cell>
          <table:table-cell office:value-type="float" office:value="1762478404" calcext:value-type="float">
            <text:p>176247840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share_enabl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statu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strong_id__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text</text:p>
          </table:table-cell>
          <table:table-cell office:value-type="float" office:value="3.76026405766945E+018" calcext:value-type="float">
            <text:p>3.76026405766945E+01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type</text:p>
          </table:table-cell>
          <table:table-cell office:value-type="float" office:value="1.83008873142658E+016" calcext:value-type="float">
            <text:p>1.83008873142658E+01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fbid_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full_nam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i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is_private</text:p>
          </table:table-cell>
          <table:table-cell office:value-type="float" office:value="1.83008873142658E+016" calcext:value-type="float">
            <text:p>1.83008873142658E+01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is_unpublished</text:p>
          </table:table-cell>
          <table:table-cell office:value-type="string" calcext:value-type="string">
            <text:p>Muchos intelectuales varones del siglo XX (como García Márquez) se negaban a leer sobre feminismo. ¿Y los del siglo XXI?\n\nCON UNA PRESIDENTA LLEGAMOS ¿A DÓNDE? \n\n#LargoAliento con Marta Lamas \n\nJue. 21:00 @canalcatorcemx\nSab. 21:00 @CanalOnceT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is_verif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pk</text:p>
          </table:table-cell>
          <table:table-cell office:value-type="float" office:value="1.78414466359377E+016" calcext:value-type="float">
            <text:p>1.78414466359377E+01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pk_id</text:p>
          </table:table-cell>
          <table:table-cell office:value-type="string" calcext:value-type="string">
            <text:p>Sabina Berma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profile_pic_id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profile_pic_url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strong_id__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.usernam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.user_id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aption_is_edited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ent_cache_key</text:p>
          </table:table-cell>
          <table:table-cell office:value-type="string" calcext:value-type="string">
            <text:p>3713188799901193240_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achievements_info.num_earned_achievements</text:p>
          </table:table-cell>
          <table:table-cell office:value-type="string" calcext:value-type="string">
            <text:p>https://instagram.fmex15-1.fna.fbcdn.net/v/t51.2885-19/542423497_18051855053554532_8091458283164679060_n.jpg?stp=dst-jpg_e0_s150x150_tt6&amp;efg=eyJ2ZW5jb2RlX3RhZyI6InByb2ZpbGVfcGljLmRqYW5nby4xMDgwLmMyIn0&amp;_nc_ht=instagram.fmex15-1.fna.fbcdn.net&amp;_nc_cat=108&amp;_nc_oc=Q6cZ2QEhmR916LAep3hnzwpFKBLeZTyWhuMetYfH7oWBOnrG_k_CQhMaBbXHQHGIXLATuzmV-RpS3451TyaDSrLwHDxc&amp;_nc_ohc=DFpu84PPTlUQ7kNvwFeWpaK&amp;_nc_gid=jMt1Wp-e5SnnF4f_7Lsfew&amp;edm=ALQROFkBAAAA&amp;ccb=7-5&amp;ig_cache_key=GMm5VCBkAwEIESJAAJQ77CpwokpwbmNDAQAB1501500j-ccb7-5&amp;oh=00_Afgd3C0rcS1ty4XCWR7yGzo89lTcqIZgekzQy4xNalJ3Ww&amp;oe=69233B47&amp;_nc_sid=fc8dfb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achievements_info.show_achievements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additional_audio_info.additional_audio_username</text:p>
          </table:table-cell>
          <table:table-cell office:value-type="string" calcext:value-type="string">
            <text:p>sabina_bermant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additional_audio_info.audio_reattribution_info.should_allow_restore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asset_recommendation_inf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audio_ranking_info.best_audio_cluster_id</text:p>
          </table:table-cell>
          <table:table-cell office:value-type="string" calcext:value-type="string">
            <text:p>Mzc2MDI2NDA1NzY2OTQ0NzAxNg==.3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audio_typ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branded_content_tag_info.can_add_tag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breaking_content_inf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breaking_creator_inf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hallenge_inf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lips_creation_entry_point</text:p>
          </table:table-cell>
          <table:table-cell office:value-type="float" office:value="1968976713881820" calcext:value-type="float">
            <text:p>196897671388182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ontent_appreciation_info.enabled</text:p>
          </table:table-cell>
          <table:table-cell office:value-type="string" calcext:value-type="string">
            <text:p>original_sound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ontent_appreciation_info.entry_point_container.comment.action_typ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ontent_appreciation_info.entry_point_container.overflow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ontent_appreciation_info.entry_point_container.pill.action_typ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ontent_appreciation_info.entry_point_container.pill.priority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ontent_appreciation_info.entry_point_container.ufi</text:p>
          </table:table-cell>
          <table:table-cell office:value-type="string" calcext:value-type="string">
            <text:p>feed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ontextual_highlight_info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cutout_sticker_info</text:p>
          </table:table-cell>
          <table:table-cell office:value-type="string" calcext:value-type="string">
            <text:p>gifting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disable_use_in_clips_client_cach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external_media_info</text:p>
          </table:table-cell>
          <table:table-cell office:value-type="string" calcext:value-type="string">
            <text:p>gifting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featured_lab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is_fan_club_promo_vide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is_public_chat_welcome_vide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is_shared_to_fb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can_toggle_mashups_allow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formatted_mashups_cou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has_been_mashed_up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has_nonmimicable_additional_audi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is_creator_requesting_mashup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is_light_weight_check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is_light_weight_reuse_allowed_check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is_pivot_page_availabl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is_reuse_allow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mashup_typ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mashups_allow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non_privacy_filtered_mashups_media_count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original_media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shup_info.privacy_filtered_mashups_media_coun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ay_have_template_inf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erchandising_pill_inf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canonical_i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allows_sav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artist_i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audio_asset_i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audio_cluster_i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cover_artwork_thumbnail_uri</text:p>
          </table:table-cell>
          <table:table-cell office:value-type="float" office:value="1.85320175830073E+016" calcext:value-type="float">
            <text:p>1.85320175830073E+01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cover_artwork_uri</text:p>
          </table:table-cell>
          <table:table-cell office:value-type="string" calcext:value-type="string">
            <text:p>None'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nan, 'None', nan, '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dark_messag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dash_manifest</text:p>
          </table:table-cell>
          <table:table-cell office:value-type="float" office:value="1397022635352539" calcext:value-type="float">
            <text:p>1397022635352539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display_arti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duration_in_m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fast_start_progressive_download_url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has_lyric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highlight_start_times_in_ms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id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ig_usernam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is_eligible_for_audio_effect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is_eligible_for_vinyl_sticker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is_explici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licensed_music_subtyp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lyric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progressive_download_ur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reactive_audio_download_url</text:p>
          </table:table-cell>
          <table:table-cell office:value-type="string" calcext:value-type="string">
            <text:p>&lt;?xml version="1.0" encoding="UTF-8"?&gt;\n&lt;MPD xmlns="urn:mpeg:dash:schema:mpd:2011" xmlns:xsi="http://www.w3.org/2001/XMLSchema-instance" xsi:schemaLocation="urn:mpeg:dash:schema:mpd:2011 DASH-MPD.xsd" profiles="urn:mpeg:dash:profile:isoff-on-demand:2011" minBufferTime="PT2S" type="static" mediaPresentationDuration="PT53.568436S"&gt;&lt;Period id="0" duration="PT53.568436S"&gt;&lt;AdaptationSet id="0" contentType="audio" subsegmentStartsWithSAP="1" subsegmentAlignment="true"&gt;&lt;Representation id="839604618433618a" bandwidth="53370" codecs="mp4a.40.5" mimeType="audio/mp4" FBAvgBitrate="53370" audioSamplingRate="44100" FBDefaultQuality="1"&gt;&lt;AudioChannelConfiguration schemeIdUri="urn:mpeg:dash:23003:3:audio_channel_configuration:2011" value="2"/&gt;&lt;BaseURL&gt;https://instagram.fmex15-1.fna.fbcdn.net/o1/v/t16/f2/m69/AQPgt8wQ2PWNlN2r62HpCzaj3XRAMo7gXyqGPDKpni05nX1U_xyYgECwaLZe3Ftz7cfi5UY9EpbW-NMD39iZbpvs.mp4?strext=1&amp;amp;_nc_cat=107&amp;amp;_nc_oc=Admbxs3tXzVgRGkKtmZn5BIlv_je5MxYElooJCMMOV0SzSANkeO5SsWW2BlIEm2DfBt-ZOe-SzAuqWI2rjbWRKuR&amp;amp;_nc_sid=9ca052&amp;amp;_nc_ht=instagram.fmex15-1.fna.fbcdn.net&amp;amp;_nc_ohc=fAVDpQhcxxkQ7kNvwFglbtO&amp;amp;efg=eyJ2ZW5jb2RlX3RhZyI6ImRhc2hfbG5faGVhYWNfdmJyM19hdWRpbyIsInZpZGVvX2lkIjpudWxsLCJvaWxfdXJsZ2VuX2FwcF9pZCI6MjU2MjgxMDQwNTU4LCJjbGllbnRfbmFtZSI6InVua25vd24iLCJ4cHZfYXNzZXRfaWQiOjE4MTI1MDExOTYxMTU4NjksImFzc2V0X2FnZV9kYXlzIjoxMiwidmlfdXNlY2FzZV9pZCI6MTAwOTksImR1cmF0aW9uX3MiOjUzLCJiaXRyYXRlIjo1MzU0NSwidXJsZ2VuX3NvdXJjZSI6Ind3dyJ9&amp;amp;ccb=17-1&amp;amp;_nc_gid=jMt1Wp-e5SnnF4f_7Lsfew&amp;amp;_nc_zt=28&amp;amp;oh=00_Afh-YYDYeSVBWExi-qLBlh9kgEdLJ68Au12UAsC6q_2qGw&amp;amp;oe=69233731&lt;/BaseURL&gt;&lt;SegmentBase indexRange="824-1179" timescale="44100"&gt;&lt;Initialization range="0-823"/&gt;&lt;/SegmentBase&gt;&lt;/Representation&gt;&lt;/AdaptationSet&gt;&lt;/Period&gt;&lt;/MPD&gt;\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related_audi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sanitized_title</text:p>
          </table:table-cell>
          <table:table-cell office:value-type="float" office:value="53567" calcext:value-type="float">
            <text:p>53567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song_monetization_inf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spotify_track_metadata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subtitl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title</text:p>
          </table:table-cell>
          <table:table-cell office:value-type="string" calcext:value-type="string">
            <text:p>Sabina Berma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asset_info.web_30s_preview_download_url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anonical_i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allow_media_creation_with_music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audio_asset_start_time_in_ms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audio_filter_infos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audio_muting_info.allow_audio_editing</text:p>
          </table:table-cell>
          <table:table-cell office:value-type="string" calcext:value-type="string">
            <text:p>3713188799901193240_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audio_muting_info.mute_audio</text:p>
          </table:table-cell>
          <table:table-cell office:value-type="string" calcext:value-type="string">
            <text:p>https://instagram.fmex15-1.fna.fbcdn.net/v/t51.2885-19/542423497_18051855053554532_8091458283164679060_n.jpg?stp=dst-jpg_e0_s150x150_tt6&amp;efg=eyJ2ZW5jb2RlX3RhZyI6InByb2ZpbGVfcGljLmRqYW5nby4xMDgwLmMyIn0&amp;_nc_ht=instagram.fmex15-1.fna.fbcdn.net&amp;_nc_cat=108&amp;_nc_oc=Q6cZ2QEhmR916LAep3hnzwpFKBLeZTyWhuMetYfH7oWBOnrG_k_CQhMaBbXHQHGIXLATuzmV-RpS3451TyaDSrLwHDxc&amp;_nc_ohc=DFpu84PPTlUQ7kNvwFeWpaK&amp;_nc_gid=jMt1Wp-e5SnnF4f_7Lsfew&amp;edm=ALQROFkBAAAA&amp;ccb=7-5&amp;ig_cache_key=GMm5VCBkAwEIESJAAJQ77CpwokpwbmNDAQAB1501500j-ccb7-5&amp;oh=00_Afgd3C0rcS1ty4XCWR7yGzo89lTcqIZgekzQy4xNalJ3Ww&amp;oe=69233B47&amp;_nc_sid=fc8dfb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audio_muting_info.mute_reason_str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audio_muting_info.show_muted_audio_toast</text:p>
          </table:table-cell>
          <table:table-cell office:value-type="string" calcext:value-type="string">
            <text:p>sabina_bermant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contains_lyric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derived_content_id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derived_content_start_time_in_composition_in_ms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display_label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formatted_clips_media_count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full_nam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i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is_priva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is_verifi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pk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pk_id</text:p>
          </table:table-cell>
          <table:table-cell office:value-type="string" calcext:value-type="string">
            <text:p>Original audi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profile_pic_id</text:p>
          </table:table-cell>
          <table:table-cell office:value-type="float" office:value="3.76026405766945E+018" calcext:value-type="float">
            <text:p>3.76026405766945E+01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profile_pic_ur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strong_id__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g_artist.username</text:p>
          </table:table-cell>
          <table:table-cell office:value-type="string" calcext:value-type="string">
            <text:p>https://instagram.fmex15-1.fna.fbcdn.net/o1/v/t2/f2/m69/AQNnZ7j_HD_fxDCq4uoDTTsCseuBjR5PYui-yJtLjEiyM5YidcZgyRc1Cq5KhMGJZYUvRSC75To1JdYBGYXr_imK.mp4?strext=1&amp;_nc_cat=100&amp;_nc_oc=AdmctoWd_oBF0OfHOEV47xY0aIZUIqEMEYlzR1JEWsfJ3WugaOiw-JUORIw3yS7qUoZ6kBBHGkvj-Yi51nWwKJ7F&amp;_nc_sid=8bf8fe&amp;_nc_ht=instagram.fmex15-1.fna.fbcdn.net&amp;_nc_ohc=5nibBOEX9DIQ7kNvwHUbvRx&amp;efg=eyJ2ZW5jb2RlX3RhZyI6Inhwdl9wcm9ncmVzc2l2ZS5BVURJT19PTkxZLi5DMy4wLnByb2dyZXNzaXZlX2F1ZGlvIiwieHB2X2Fzc2V0X2lkIjoxODEyNTAxMTk2MTE1ODY5LCJhc3NldF9hZ2VfZGF5cyI6MTIsInZpX3VzZWNhc2VfaWQiOjEwMDk5LCJkdXJhdGlvbl9zIjo1MywidXJsZ2VuX3NvdXJjZSI6Ind3dyJ9&amp;ccb=17-1&amp;_nc_gid=jMt1Wp-e5SnnF4f_7Lsfew&amp;_nc_zt=28&amp;oh=00_Afj2c5T5_QfVrJo68oE-vqyvDuD9U9CRyXCJ_9D-L950Iw&amp;oe=6923382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s_bookmark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is_trending_in_clips</text:p>
          </table:table-cell>
          <table:table-cell office:value-type="float" office:value="1762445256" calcext:value-type="float">
            <text:p>176244525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music_creation_restriction_reas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overlap_duration_in_m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placeholder_profile_pic_ur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previous_trend_ra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should_allow_music_edi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should_mute_audi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should_mute_audio_reas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should_mute_audio_reason_typ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should_render_soundwav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trend_rank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music_info.music_consumption_info.user_not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nux_inf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allow_creator_to_renam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attributed_custom_audio_asset_i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audio_asset_id</text:p>
          </table:table-cell>
          <table:table-cell office:value-type="string" calcext:value-type="string">
            <text:p>DQvJDzbDm1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audio_asset_start_time_in_m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audio_filter_info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audio_part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audio_parts_by_filter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can_remix_be_shared_to_fb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can_remix_be_shared_to_fb_expansi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consumption_info.display_media_id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consumption_info.inline_audio_label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consumption_info.is_bookmark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consumption_info.is_trending_in_clip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consumption_info.should_mute_audio_reason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consumption_info.should_mute_audio_reason_typ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consumption_info.user_not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dash_manifes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derived_content_start_time_in_composition_in_m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duration_in_m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fb_downstream_use_xpost_metadata.downstream_use_xpost_deny_rea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formatted_clips_media_count</text:p>
          </table:table-cell>
          <table:table-cell office:value-type="float" office:value="1762478400" calcext:value-type="float">
            <text:p>176247840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hide_remix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full_name</text:p>
          </table:table-cell>
          <table:table-cell office:value-type="string" calcext:value-type="string">
            <text:p>False', "[{'pk': 224157045, 'pk_id': '22415704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id</text:p>
          </table:table-cell>
          <table:table-cell office:value-type="string" calcext:value-type="string">
            <text:p>id': '22415704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is_private</text:p>
          </table:table-cell>
          <table:table-cell office:value-type="string" calcext:value-type="string">
            <text:p>full_name': 'Rocio Morale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is_verified</text:p>
          </table:table-cell>
          <table:table-cell office:value-type="string" calcext:value-type="string">
            <text:p>strong_id__': '22415704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pk</text:p>
          </table:table-cell>
          <table:table-cell office:value-type="string" calcext:value-type="string">
            <text:p>username': 'soychiochilang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pk_id</text:p>
          </table:table-cell>
          <table:table-cell office:value-type="string" calcext:value-type="string">
            <text:p>is_private': True, 'is_verified': False, 'profile_pic_id': '1727801379493123691_22415704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profile_pic_id</text:p>
          </table:table-cell>
          <table:table-cell office:value-type="string" calcext:value-type="string">
            <text:p>profile_pic_url': 'https://instagram.fmex15-1.fna.fbcdn.net/v/t51.2885-19/28429348_372213613252964_1748839983474540544_n.jpg?stp=dst-jpg_e0_s150x150_tt6&amp;efg=eyJ2ZW5jb2RlX3RhZyI6InByb2ZpbGVfcGljLmRqYW5nby4yMDAuYzIifQ&amp;_nc_ht=instagram.fmex15-1.fna.fbcdn.net&amp;_nc_cat=108&amp;_nc_oc=Q6cZ2QEhmR916LAep3hnzwpFKBLeZTyWhuMetYfH7oWBOnrG_k_CQhMaBbXHQHGIXLATuzmV-RpS3451TyaDSrLwHDxc&amp;_nc_ohc=QCpOCivm4LMQ7kNvwFAkTkY&amp;_nc_gid=jMt1Wp-e5SnnF4f_7Lsfew&amp;edm=ALQROFkBAAAA&amp;ccb=7-5&amp;ig_cache_key=GCTMsQFk0TK8hlIBAAAAAACzIEUYbkULAAAB1501500j-ccb7-5&amp;oh=00_Afj_lj4vhYf--A8KigcSYswqU8Rnl2ImGeYOlxKBpFOf_Q&amp;oe=69232372&amp;_nc_sid=fc8dfb'}, {'pk': 10262579978, 'pk_id': '1026257997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profile_pic_url</text:p>
          </table:table-cell>
          <table:table-cell office:value-type="string" calcext:value-type="string">
            <text:p>id': '1026257997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strong_id__</text:p>
          </table:table-cell>
          <table:table-cell office:value-type="string" calcext:value-type="string">
            <text:p>full_name': 'Griselda Cabrera Serran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g_artist.username</text:p>
          </table:table-cell>
          <table:table-cell office:value-type="string" calcext:value-type="string">
            <text:p>strong_id__': '1026257997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s_audio_automatically_attributed</text:p>
          </table:table-cell>
          <table:table-cell office:value-type="string" calcext:value-type="string">
            <text:p>username': 'griseldacabreraserran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s_eligible_for_audio_effects</text:p>
          </table:table-cell>
          <table:table-cell office:value-type="string" calcext:value-type="string">
            <text:p>is_private': True, 'is_verified': False, 'profile_pic_id': '3429459990810058607_1026257997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s_eligible_for_vinyl_sticker</text:p>
          </table:table-cell>
          <table:table-cell office:value-type="string" calcext:value-type="string">
            <text:p>profile_pic_url': 'https://instagram.fmex15-1.fna.fbcdn.net/v/t51.2885-19/454369440_1057941245696653_5934397195844823789_n.jpg?stp=dst-jpg_e0_s150x150_tt6&amp;efg=eyJ2ZW5jb2RlX3RhZyI6InByb2ZpbGVfcGljLmRqYW5nby45NDcuYzIifQ&amp;_nc_ht=instagram.fmex15-1.fna.fbcdn.net&amp;_nc_cat=101&amp;_nc_oc=Q6cZ2QEhmR916LAep3hnzwpFKBLeZTyWhuMetYfH7oWBOnrG_k_CQhMaBbXHQHGIXLATuzmV-RpS3451TyaDSrLwHDxc&amp;_nc_ohc=J8-_dDAWmjkQ7kNvwEl1U4I&amp;_nc_gid=jMt1Wp-e5SnnF4f_7Lsfew&amp;edm=ALQROFkBAAAA&amp;ccb=7-5&amp;ig_cache_key=GKAgFRuNmiQkMcIDAO2qZ87ONltSbkULAAAB1501500j-ccb7-5&amp;oh=00_AfiBoBBDO6WpEGu1Er5Ol06kg3E8mVhBzj7_g5lk_cFqtw&amp;oe=69232E2F&amp;_nc_sid=fc8dfb'}]", '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s_explicit</text:p>
          </table:table-cell>
          <table:table-cell office:value-type="float" office:value="1.83008529672658E+016" calcext:value-type="float">
            <text:p>1.83008529672658E+01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s_original_audio_download_eligibl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s_reuse_disab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is_xpost_from_fb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music_canonical_i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oa_owner_is_music_artis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original_audio_subtyp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original_audio_titl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original_media_i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overlap_duration_in_m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previous_trend_rank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progressive_download_ur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should_mute_audi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time_created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trend_rank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_sound_info.xpost_fb_creator_inf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originality_info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professional_clips_upsell_type</text:p>
          </table:table-cell>
          <table:table-cell office:value-type="string" calcext:value-type="string">
            <text:p>3760264057669447016_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reels_on_the_rise_inf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reusable_text_attribute_string</text:p>
          </table:table-cell>
          <table:table-cell office:value-type="float" office:value="40563" calcext:value-type="float">
            <text:p>40563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reusable_text_inf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shopping_info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show_achievements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show_tips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template_info</text:p>
          </table:table-cell>
          <table:table-cell office:value-type="string" calcext:value-type="string">
            <text:p>https://scontent.cdninstagram.com/v/t51.71878-15/573450679_1999626367498018_5847729320351235770_n.jpg?stp=dst-jpg_e15_tt6&amp;_nc_cat=111&amp;ig_cache_key=acf.Mzc2MDI2NDA1NzY2OTQ0NzAxNjE4MDU4ODM5ODQyNTU0NTMy.3-ccb7-5&amp;ccb=7-5&amp;_nc_sid=58cdad&amp;efg=eyJ2ZW5jb2RlX3RhZyI6InhwaWRzLjY0MHgxMTM4LnNkci5DMyJ9&amp;_nc_ohc=ieo24xnmNRYQ7kNvwHnWXDZ&amp;_nc_oc=Adm9RevTq2nEXlF76UYsvoPyL_XFd5fBGVDYOkn05Ecolloot3hn2YNr-DwPOCgNyyNhaKHcMj4hH7aH-zC0CNeq&amp;_nc_ad=z-m&amp;_nc_cid=0&amp;_nc_zt=23&amp;_nc_ht=scontent.cdninstagram.com&amp;_nc_gid=jMt1Wp-e5SnnF4f_7Lsfew&amp;oh=00_AfiljKsvSc98EIpdH_iI0OvUPMV757wiVd-WWOZNLScCVA&amp;oe=69234D5C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metadata.viewer_interaction_settings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lips_tab_pinned_user_id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author_producer_can_see_organic_insights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author_producers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de</text:p>
          </table:table-cell>
          <table:table-cell office:value-type="string" calcext:value-type="string">
            <text:p>https://scontent.cdninstagram.com/v/t51.71878-15/573450679_1999626367498018_5847729320351235770_n.jpg?stp=dst-jpg_e15_tt6&amp;_nc_cat=111&amp;ig_cache_key=acf.Mzc2MDI2NDA1NzY2OTQ0NzAxNjE4MDU4ODM5ODQyNTU0NTMy.3-ccb7-5&amp;ccb=7-5&amp;_nc_sid=58cdad&amp;efg=eyJ2ZW5jb2RlX3RhZyI6InhwaWRzLjY0MHgxMTM4LnNkci5DMyJ9&amp;_nc_ohc=ieo24xnmNRYQ7kNvwHnWXDZ&amp;_nc_oc=Adm9RevTq2nEXlF76UYsvoPyL_XFd5fBGVDYOkn05Ecolloot3hn2YNr-DwPOCgNyyNhaKHcMj4hH7aH-zC0CNeq&amp;_nc_ad=z-m&amp;_nc_cid=0&amp;_nc_zt=23&amp;_nc_ht=scontent.cdninstagram.com&amp;_nc_gid=jMt1Wp-e5SnnF4f_7Lsfew&amp;oh=00_AfiljKsvSc98EIpdH_iI0OvUPMV757wiVd-WWOZNLScCVA&amp;oe=69234D5C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llaborator_edit_eligibility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ent_count</text:p>
          </table:table-cell>
          <table:table-cell office:value-type="string" calcext:value-type="string">
            <text:p>None', "[{'estimated_scans_sizes': [], 'height': 854, 'scans_profile': 'e1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ent_inform_treatment.action_type</text:p>
          </table:table-cell>
          <table:table-cell office:value-type="string" calcext:value-type="string">
            <text:p>url': 'https://scontent.cdninstagram.com/v/t51.82787-15/573691635_18058839845554532_9156781182761690792_n.jpg?stp=dst-jpg_e15_tt6&amp;_nc_cat=104&amp;ig_cache_key=Mzc2MDI2NDA1NzY2OTQ0NzAxNjE4MDU4ODM5ODQyNTU0NTMy.3-ccb7-5&amp;ccb=7-5&amp;_nc_sid=58cdad&amp;efg=eyJ2ZW5jb2RlX3RhZyI6InhwaWRzLjQ4MHg4NTQuc2RyLkMzIn0%3D&amp;_nc_ohc=pWcgz-c43DgQ7kNvwE3tT7W&amp;_nc_oc=AdlQq9gCUiJn_MYBCpTdIV4akGGVg25_sMAhioRkoCqeE4Aw_GOJBoTeVkkXSYsPxFhhz1g1z80-ubSrmRrEVK8y&amp;_nc_ad=z-m&amp;_nc_cid=0&amp;_nc_zt=23&amp;_nc_ht=scontent.cdninstagram.com&amp;_nc_gid=jMt1Wp-e5SnnF4f_7Lsfew&amp;oh=00_AfiT_jY7weeKGnWrfwA1jBPrcE4Axj6jRJPVSHUo8Mkrhw&amp;oe=692341D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ent_inform_treatment.should_have_inform_treatment</text:p>
          </table:table-cell>
          <table:table-cell office:value-type="string" calcext:value-type="string">
            <text:p>width': 480}]", '48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ent_inform_treatment.tex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ent_inform_treatment.ur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ent_likes_enabled</text:p>
          </table:table-cell>
          <table:table-cell office:value-type="string" calcext:value-type="string">
            <text:p>1232', "['https://instagram.fmex15-1.fna.fbcdn.net/v/t51.2885-15/573682166_1786306448688854_1613867111972492466_n.jpg?_nc_ht=instagram.fmex15-1.fna.fbcdn.net&amp;_nc_cat=102&amp;_nc_oc=Q6cZ2QEhmR916LAep3hnzwpFKBLeZTyWhuMetYfH7oWBOnrG_k_CQhMaBbXHQHGIXLATuzmV-RpS3451TyaDSrLwHDxc&amp;_nc_ohc=qBrM128nGUMQ7kNvwFMSsxE&amp;_nc_gid=jMt1Wp-e5SnnF4f_7Lsfew&amp;edm=ALQROFkBAAAA&amp;ccb=7-5&amp;oh=00_AfhAjkp7IPMPyhEs9KiLKVYr_uXqBDS5IY-eZWt_FH19qQ&amp;oe=69233959&amp;_nc_sid=fc8dfb']", '150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erce_integrity_review_decision</text:p>
          </table:table-cell>
          <table:table-cell office:value-type="float" office:value="0.510161904761905" calcext:value-type="float">
            <text:p>0.51016190476190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unity_notes_info.enable_submission_friction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unity_notes_info.has_viewer_submitted_no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unity_notes_info.is_eligible_for_request_a_no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ommunity_notes_info.note_submission_disable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reative_config</text:p>
          </table:table-cell>
          <table:table-cell office:value-type="float" office:value="53.567" calcext:value-type="float">
            <text:p>53.567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reator_product_link_info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rosspost_metadata.fb_downstream_use_xpost_metadata.downstream_use_xpost_deny_reaso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cutout_sticker_inf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deleted_reason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device_timestamp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eligible_insights_entrypoi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enable_media_notes_production</text:p>
          </table:table-cell>
          <table:table-cell office:value-type="string" calcext:value-type="string">
            <text:p>False', nan, '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facepile_top_liker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fb_user_tags.in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fbi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featured_product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filter_typ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floating_context_item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gen_ai_chat_with_ai_cta_inf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gen_ai_detection_method.detection_metho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as_audio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as_delayed_metadata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as_high_risk_gen_ai_inform_treatmen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as_liked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as_privately_liked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as_shared_to_fb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as_tagged_users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as_viewer_sav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as_views_fetch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idden_likes_string_varia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hide_view_all_comment_entrypoin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g_media_sharing_disabl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g_play_coun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gbio_product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first_frame.estimated_scans_siz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first_frame.heigh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first_frame.scans_profil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first_frame.url</text:p>
          </table:table-cell>
          <table:table-cell office:value-type="string" calcext:value-type="string">
            <text:p>eyJ2ZXJzaW9uIjo1LCJwYXlsb2FkIjp7ImlzX2FuYWx5dGljc190cmFja2VkIjp0cnVlLCJ1dWlkIjoiZjBlZGNmYzU5NGFhNDQ1ZmIyMDQwMzUxNmU5NmIwZjczNzYwMjY0MDU3NjY5NDQ3MDE2Iiwic2VydmVyX3Rva2VuIjoiMTc2MzUzMzQ4ODY2MXwzNzYwMjY0MDU3NjY5NDQ3MDE2fDM1Mjg0OTM2OTR8ODFlZDgzMTQzZjI0NGJiMjYwMTllOGExN2U0YzYwN2EwMjEwYTlkZWFmZWY5YTkzYTZlMjMyZjEzNWVhODRhMyJ9LCJzaWduYXR1cmUiOiIifQ==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first_frame.width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igtv_first_frame.estimated_scans_sizes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igtv_first_frame.heigh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igtv_first_frame.scans_profile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igtv_first_frame.url</text:p>
          </table:table-cell>
          <table:table-cell office:value-type="float" office:value="3.76026405766945E+018" calcext:value-type="float">
            <text:p>3.76026405766945E+01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igtv_first_frame.width</text:p>
          </table:table-cell>
          <table:table-cell office:value-type="float" office:value="40563" calcext:value-type="float">
            <text:p>40563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additional_candidates.smart_fram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candidate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file_size_kb</text:p>
          </table:table-cell>
          <table:table-cell office:value-type="string" calcext:value-type="string">
            <text:p>clip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max_thumbnails_per_sprit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rendered_width</text:p>
          </table:table-cell>
          <table:table-cell office:value-type="string" calcext:value-type="string">
            <text:p>NOT_FEED_TIMELINE_REQUES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sprite_heigh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sprite_urls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sprite_width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thumbnail_duration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thumbnail_heigh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thumbnail_wid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thumbnails_per_row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total_thumbnail_num_per_sprit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mage_versions2.scrubber_spritesheet_info_candidates.default.video_length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ntegrity_review_decision</text:p>
          </table:table-cell>
          <table:table-cell office:value-type="string" calcext:value-type="string">
            <text:p>False', "[{'social_context_type': 'liked_by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nvited_coauthor_producers</text:p>
          </table:table-cell>
          <table:table-cell office:value-type="string" calcext:value-type="string">
            <text:p>social_context_users_count': 2674, 'social_context_facepile_users': [{'pk': 224157045, 'pk_id': '22415704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artist_pick</text:p>
          </table:table-cell>
          <table:table-cell office:value-type="string" calcext:value-type="string">
            <text:p>id': '22415704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comments_gif_composer_enabled</text:p>
          </table:table-cell>
          <table:table-cell office:value-type="string" calcext:value-type="string">
            <text:p>full_name': 'Rocio Morale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cutout_sticker_allowed</text:p>
          </table:table-cell>
          <table:table-cell office:value-type="string" calcext:value-type="string">
            <text:p>strong_id__': '22415704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dash_eligible</text:p>
          </table:table-cell>
          <table:table-cell office:value-type="string" calcext:value-type="string">
            <text:p>username': 'soychiochilang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eligible_content_for_post_roll_ad</text:p>
          </table:table-cell>
          <table:table-cell office:value-type="string" calcext:value-type="string">
            <text:p>is_private': True, 'is_verified': False, 'profile_pic_id': '1727801379493123691_22415704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eligible_for_organic_eager_refresh</text:p>
          </table:table-cell>
          <table:table-cell office:value-type="string" calcext:value-type="string">
            <text:p>profile_pic_url': 'https://instagram.fmex15-1.fna.fbcdn.net/v/t51.2885-19/28429348_372213613252964_1748839983474540544_n.jpg?stp=dst-jpg_e0_s150x150_tt6&amp;efg=eyJ2ZW5jb2RlX3RhZyI6InByb2ZpbGVfcGljLmRqYW5nby4yMDAuYzIifQ&amp;_nc_ht=instagram.fmex15-1.fna.fbcdn.net&amp;_nc_cat=108&amp;_nc_oc=Q6cZ2QEhmR916LAep3hnzwpFKBLeZTyWhuMetYfH7oWBOnrG_k_CQhMaBbXHQHGIXLATuzmV-RpS3451TyaDSrLwHDxc&amp;_nc_ohc=QCpOCivm4LMQ7kNvwFAkTkY&amp;_nc_gid=jMt1Wp-e5SnnF4f_7Lsfew&amp;edm=ALQROFkBAAAA&amp;ccb=7-5&amp;ig_cache_key=GCTMsQFk0TK8hlIBAAAAAACzIEUYbkULAAAB1501500j-ccb7-5&amp;oh=00_Afj_lj4vhYf--A8KigcSYswqU8Rnl2ImGeYOlxKBpFOf_Q&amp;oe=69232372&amp;_nc_sid=fc8dfb'}, {'pk': 10262579978, 'pk_id': '1026257997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eligible_for_poe</text:p>
          </table:table-cell>
          <table:table-cell office:value-type="string" calcext:value-type="string">
            <text:p>id': '1026257997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in_profile_grid</text:p>
          </table:table-cell>
          <table:table-cell office:value-type="string" calcext:value-type="string">
            <text:p>full_name': 'Griselda Cabrera Serran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open_to_public_submission</text:p>
          </table:table-cell>
          <table:table-cell office:value-type="string" calcext:value-type="string">
            <text:p>strong_id__': '1026257997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organic_product_tagging_eligible</text:p>
          </table:table-cell>
          <table:table-cell office:value-type="string" calcext:value-type="string">
            <text:p>username': 'griseldacabreraserran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paid_partnership</text:p>
          </table:table-cell>
          <table:table-cell office:value-type="string" calcext:value-type="string">
            <text:p>is_private': True, 'is_verified': False, 'profile_pic_id': '3429459990810058607_10262579978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photo_comments_composer_enabled_for_author</text:p>
          </table:table-cell>
          <table:table-cell office:value-type="string" calcext:value-type="string">
            <text:p>profile_pic_url': 'https://instagram.fmex15-1.fna.fbcdn.net/v/t51.2885-19/454369440_1057941245696653_5934397195844823789_n.jpg?stp=dst-jpg_e0_s150x150_tt6&amp;efg=eyJ2ZW5jb2RlX3RhZyI6InByb2ZpbGVfcGljLmRqYW5nby45NDcuYzIifQ&amp;_nc_ht=instagram.fmex15-1.fna.fbcdn.net&amp;_nc_cat=101&amp;_nc_oc=Q6cZ2QEhmR916LAep3hnzwpFKBLeZTyWhuMetYfH7oWBOnrG_k_CQhMaBbXHQHGIXLATuzmV-RpS3451TyaDSrLwHDxc&amp;_nc_ohc=J8-_dDAWmjkQ7kNvwEl1U4I&amp;_nc_gid=jMt1Wp-e5SnnF4f_7Lsfew&amp;edm=ALQROFkBAAAA&amp;ccb=7-5&amp;ig_cache_key=GKAgFRuNmiQkMcIDAO2qZ87ONltSbkULAAAB1501500j-ccb7-5&amp;oh=00_AfiBoBBDO6WpEGu1Er5Ol06kg3E8mVhBzj7_g5lk_cFqtw&amp;oe=69232E2F&amp;_nc_sid=fc8dfb'}], 'custom_facepile_data': [], 'social_context_action_metadata': [{'facepile_user_id': 224157045, 'is_high_value': False}, {'facepile_user_id': 10262579978, 'is_high_value': False}]}]", '3760264057669447016_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post_live_clips_media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quiet_post</text:p>
          </table:table-cell>
          <table:table-cell office:value-type="string" calcext:value-type="string">
            <text:p>XDTClipsMedi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reshare_of_text_post_app_media_in_ig</text:p>
          </table:table-cell>
          <table:table-cell office:value-type="float" office:value="1762478400" calcext:value-type="float">
            <text:p>176247840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reuse_allowed</text:p>
          </table:table-cell>
          <table:table-cell office:value-type="string" calcext:value-type="string">
            <text:p>[]', "['soychiochilanga']", '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social_ufi_disabl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tagged_media_shared_to_viewer_profile_gr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third_party_downloads_eligibl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is_visual_reply_commenter_notice_enabl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like_and_view_counts_disable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like_cou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media_attributions_data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media_notes.item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media_overlay_inf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media_reposter_bottomsheet_enable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media_typ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media_ui_attributions_data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meta_ai_suggested_prompt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mezql_toke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music_metadata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number_of_qualiti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open_carousel_show_follow_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organic_tracking_token</text:p>
          </table:table-cell>
          <table:table-cell office:value-type="float" office:value="1.78414466359377E+016" calcext:value-type="float">
            <text:p>1.78414466359377E+01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original_heigh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original_lang_for_translation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original_media_has_visual_reply_media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original_width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pk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play_coun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preview_comment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product_suggestion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product_type</text:p>
          </table:table-cell>
          <table:table-cell office:value-type="string" calcext:value-type="string">
            <text:p>Sabina Berma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profile_grid_control_enabl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related_ads_pivots_media_info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report_info.has_viewer_submitted_repor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reshare_coun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aved_collection_id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hare_count_disabl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haring_friction_info.bloks_app_url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haring_friction_info.sharing_friction_payloa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haring_friction_info.should_have_sharing_friction</text:p>
          </table:table-cell>
          <table:table-cell office:value-type="float" office:value="1763527541" calcext:value-type="float">
            <text:p>176352754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hop_routing_user_id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hould_request_ads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hould_show_author_pog_for_tagged_media_shared_to_profile_grid</text:p>
          </table:table-cell>
          <table:table-cell office:value-type="string" calcext:value-type="string">
            <text:p>3713188799901193240_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ocial_context</text:p>
          </table:table-cell>
          <table:table-cell office:value-type="string" calcext:value-type="string">
            <text:p>https://instagram.fmex15-1.fna.fbcdn.net/v/t51.2885-19/542423497_18051855053554532_8091458283164679060_n.jpg?stp=dst-jpg_e0_s150x150_tt6&amp;efg=eyJ2ZW5jb2RlX3RhZyI6InByb2ZpbGVfcGljLmRqYW5nby4xMDgwLmMyIn0&amp;_nc_ht=instagram.fmex15-1.fna.fbcdn.net&amp;_nc_cat=108&amp;_nc_oc=Q6cZ2QEhmR916LAep3hnzwpFKBLeZTyWhuMetYfH7oWBOnrG_k_CQhMaBbXHQHGIXLATuzmV-RpS3451TyaDSrLwHDxc&amp;_nc_ohc=DFpu84PPTlUQ7kNvwFeWpaK&amp;_nc_gid=jMt1Wp-e5SnnF4f_7Lsfew&amp;edm=ALQROFkBAAAA&amp;ccb=7-5&amp;ig_cache_key=GMm5VCBkAwEIESJAAJQ77CpwokpwbmNDAQAB1501500j-ccb7-5&amp;oh=00_Afgd3C0rcS1ty4XCWR7yGzo89lTcqIZgekzQy4xNalJ3Ww&amp;oe=69233B47&amp;_nc_sid=fc8dfb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trong_id__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ubscribe_cta_visibl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subtype_name_for_REST__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taken_at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timeline_pinned_user_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top_liker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translated_langs_for_autodub</text:p>
          </table:table-cell>
          <table:table-cell office:value-type="string" calcext:value-type="string">
            <text:p>sabina_bermant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account_badges</text:p>
          </table:table-cell>
          <table:table-cell office:value-type="string" calcext:value-type="string">
            <text:p>av01.0.01M.08.0.111.01.01.01.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account_type</text:p>
          </table:table-cell>
          <table:table-cell office:value-type="string" calcext:value-type="string">
            <text:p>&lt;?xml version="1.0" encoding="UTF-8"?&gt;\n&lt;MPD xmlns="urn:mpeg:dash:schema:mpd:2011" xmlns:xsi="http://www.w3.org/2001/XMLSchema-instance" xsi:schemaLocation="urn:mpeg:dash:schema:mpd:2011 DASH-MPD.xsd" profiles="urn:mpeg:dash:profile:isoff-on-demand:2011" minBufferTime="PT2S" type="static" mediaPresentationDuration="PT53.568436S" FBManifestIdentifier="FgAYD3IyYXYxLXIxZ2VuMnZwORlm6u/I3NCcggOgi5Xrm9vmBOi2gviEtvMEmKKM5Nug+wSOy8T4y9zCBazro5LY/64NIhgjZGFzaF91bmlmaWVkX3ByZW1pdW1feGhlX3ZicjJfYXVkaW8iLBkYFGxhdGFtX21vZGVyYXRlX2hlYXZ5ABYYFAAA"&gt;&lt;Period id="0" duration="PT53.568436S"&gt;&lt;AdaptationSet id="0" contentType="video" subsegmentAlignment="true" par="9:16" FBUnifiedUploadResolutionMos="360:62.9" FBCellQualityProfile="3" FBQualityProfile="3" FBCellStallProfile="1" FBStallProfile="1" FBQualityRewardCurve="0,1,1.4; 100,2,1" FBCellQualityRewardCurve="0,1,1.4; 100,2,1"&gt;&lt;SupplementalProperty schemeIdUri="urn:mpeg:mpegB:cicp:MatrixCoefficients" value="1"/&gt;&lt;SupplementalProperty schemeIdUri="urn:mpeg:mpegB:cicp:ColourPrimaries" value="1"/&gt;&lt;SupplementalProperty schemeIdUri="urn:mpeg:mpegB:cicp:TransferCharacteristics" value="1"/&gt;&lt;Representation id="1396941841860748v" bandwidth="102756" codecs="av01.0.01M.08.0.111.01.01.01.0" mimeType="video/mp4" sar="1:1" FBEncodingTag="dash_r2av1-r1gen2vp9_q50" FBContentLength="688043" FBPlaybackResolutionMos="0:100,360:68.9,480:69.4" FBPlaybackResolutionMosConfidenceLevel="high" FBPlaybackResolutionCsvqm="0:100,360:85.9,480:82.2,720:82.2,1080:82.2" FBAbrPolicyTags="" width="360" height="640" frameRate="15360/512" FBDefaultQuality="1" FBQualityClass="sd" FBQualityLabel="180p"&gt;&lt;BaseURL&gt;https://instagram.fmex15-1.fna.fbcdn.net/o1/v/t2/f2/m367/AQPLEojHdD2Npr8jdVg3n50UOohSqJFH_wY84ZAY0b27jczwVSh4yOYWglQizYCQuHheK0a-lioiPo1zIAi6yTm1xVag4UnNNWX88Lk.mp4?_nc_cat=109&amp;amp;_nc_oc=AdkvvArbMzojjJ_tGsQPmb5q4o7hdc5GnY5QTg_sNDLoN9nRe2vPsPGclCXvp_8C-tpPTXWr9EQRl153ko0VmlK1&amp;amp;_nc_sid=9ca052&amp;amp;_nc_ht=instagram.fmex15-1.fna.fbcdn.net&amp;amp;_nc_ohc=bzQmgSTZZ3MQ7kNvwFpFysk&amp;amp;efg=eyJ2ZW5jb2RlX3RhZyI6ImlnLXhwdmRzLmNsaXBzLmMyLUMzLmRhc2hfcjJhdjEtcjFnZW4ydnA5X3E1MCIsInZpZGVvX2lkIjpudWxsLCJvaWxfdXJsZ2VuX2FwcF9pZCI6MTI0MDI0NTc0Mjg3NDE0LCJjbGllbnRfbmFtZSI6ImlnIiwieHB2X2Fzc2V0X2lkIjoxODEyNTAxMTk2MTE1ODY5LCJhc3NldF9hZ2VfZGF5cyI6MTIsInZpX3VzZWNhc2VfaWQiOjEwMDk5LCJkdXJhdGlvbl9zIjo1MywiYml0cmF0ZSI6MTAyNzU2LCJ1cmxnZW5fc291cmNlIjoid3d3In0%3D&amp;amp;ccb=17-1&amp;amp;_nc_gid=jMt1Wp-e5SnnF4f_7Lsfew&amp;amp;_nc_zt=28&amp;amp;oh=00_AfjmIeSXUb_9PYGgHOsR_2THXatNlB261mmT58QdjuVz7g&amp;amp;oe=69234ABA&lt;/BaseURL&gt;&lt;SegmentBase indexRange="826-989" timescale="15360" FBMinimumPrefetchRange="990-6396" FBPartialPrefetchDuration="2500" FBPartialPrefetchRange="990-44196" FBFirstSegmentRange="990-60413" FBFirstSegmentDuration="5000" FBSecondSegmentRange="60414-122843" FBPrefetchSegmentRange="990-60413" FBPrefetchSegmentDuration="5000"&gt;&lt;Initialization range="0-825"/&gt;&lt;/SegmentBase&gt;&lt;/Representation&gt;&lt;Representation id="1554101159105223v" bandwidth="173812" codecs="av01.0.01M.08.0.111.01.01.01.0" mimeType="video/mp4" sar="1:1" FBEncodingTag="dash_r2av1-r1gen2vp9_q60" FBContentLength="1163822" FBPlaybackResolutionMos="0:100,360:75.3,480:75.1" FBPlaybackResolutionMosConfidenceLevel="high" FBPlaybackResolutionCsvqm="0:100,360:91.3,480:88.5,720:88.5,1080:88.5" FBAbrPolicyTags="" width="360" height="640" frameRate="15360/512" FBQualityClass="sd" FBQualityLabel="240p"&gt;&lt;BaseURL&gt;https://instagram.fmex15-1.fna.fbcdn.net/o1/v/t2/f2/m367/AQPX4q_zLVTLXAEvnWUL84TVVNnmj1Ni6UT21DeLWIgnjvyoAv6WRIQZQOxzN9lKmBgOVONYeVxaIhQ7dQnOPEqLhiovOhlgei5Kkbk.mp4?_nc_cat=110&amp;amp;_nc_oc=Adk5XvU2BHrD43C37FkEBBxRRK0gSesdCIlHr4bjwTjehh6eDjSngnPdljDu-qa3WF-bnqTJmXY9DEI5Txijph54&amp;amp;_nc_sid=9ca052&amp;amp;_nc_ht=instagram.fmex15-1.fna.fbcdn.net&amp;amp;_nc_ohc=5Lz_vSoHdsQQ7kNvwGZMgqK&amp;amp;efg=eyJ2ZW5jb2RlX3RhZyI6ImlnLXhwdmRzLmNsaXBzLmMyLUMzLmRhc2hfcjJhdjEtcjFnZW4ydnA5X3E2MCIsInZpZGVvX2lkIjpudWxsLCJvaWxfdXJsZ2VuX2FwcF9pZCI6MTI0MDI0NTc0Mjg3NDE0LCJjbGllbnRfbmFtZSI6ImlnIiwieHB2X2Fzc2V0X2lkIjoxODEyNTAxMTk2MTE1ODY5LCJhc3NldF9hZ2VfZGF5cyI6MTIsInZpX3VzZWNhc2VfaWQiOjEwMDk5LCJkdXJhdGlvbl9zIjo1MywiYml0cmF0ZSI6MTczODEyLCJ1cmxnZW5fc291cmNlIjoid3d3In0%3D&amp;amp;ccb=17-1&amp;amp;_nc_gid=jMt1Wp-e5SnnF4f_7Lsfew&amp;amp;_nc_zt=28&amp;amp;oh=00_AfgcDLhDGWeKP_G_echSVPPnnQOYc0D0_9ncUUWbpLDRMw&amp;amp;oe=692346C3&lt;/BaseURL&gt;&lt;SegmentBase indexRange="826-989" timescale="15360" FBMinimumPrefetchRange="990-8250" FBPartialPrefetchDuration="2500" FBPartialPrefetchRange="990-74123" FBFirstSegmentRange="990-103387" FBFirstSegmentDuration="5000" FBSecondSegmentRange="103388-211047" FBPrefetchSegmentRange="990-103387" FBPrefetchSegmentDuration="5000"&gt;&lt;Initialization range="0-825"/&gt;&lt;/SegmentBase&gt;&lt;/Representation&gt;&lt;Representation id="1351767383253712v" bandwidth="228015" codecs="av01.0.01M.08.0.111.01.01.01.0" mimeType="video/mp4" sar="1:1" FBEncodingTag="dash_r2av1-r1gen2vp9_q70" FBContentLength="1526752" FBPlaybackResolutionMos="0:100,360:78.1,480:77.5" FBPlaybackResolutionMosConfidenceLevel="high" FBPlaybackResolutionCsvqm="0:100,360:93.2,480:90.9,720:90.9,1080:90.9" FBAbrPolicyTags="" width="360" height="640" frameRate="15360/512" FBQualityClass="sd" FBQualityLabel="270p"&gt;&lt;BaseURL&gt;https://instagram.fmex15-1.fna.fbcdn.net/o1/v/t2/f2/m367/AQMKvNWB66IbXD8fMg1fVFBrnfmvGvtyKu0ZeHYSBa1dMdPW3XazyIgJWAyupOvO1jcepG05Ohp2cHMAQ1SS2y2FeGHpPNilcriJ1PA.mp4?_nc_cat=104&amp;amp;_nc_oc=Adlbsr-pbx99ti8WfjMieKYBueTwSJkwu8qfLqsYTXD1TuDJ-rtBTIoKMNDbtLgSeMAUro6rF6PYvQngPycmuvYT&amp;amp;_nc_sid=9ca052&amp;amp;_nc_ht=instagram.fmex15-1.fna.fbcdn.net&amp;amp;_nc_ohc=euRaSMDpUeAQ7kNvwE4cTPx&amp;amp;efg=eyJ2ZW5jb2RlX3RhZyI6ImlnLXhwdmRzLmNsaXBzLmMyLUMzLmRhc2hfcjJhdjEtcjFnZW4ydnA5X3E3MCIsInZpZGVvX2lkIjpudWxsLCJvaWxfdXJsZ2VuX2FwcF9pZCI6MTI0MDI0NTc0Mjg3NDE0LCJjbGllbnRfbmFtZSI6ImlnIiwieHB2X2Fzc2V0X2lkIjoxODEyNTAxMTk2MTE1ODY5LCJhc3NldF9hZ2VfZGF5cyI6MTIsInZpX3VzZWNhc2VfaWQiOjEwMDk5LCJkdXJhdGlvbl9zIjo1MywiYml0cmF0ZSI6MjI4MDE1LCJ1cmxnZW5fc291cmNlIjoid3d3In0%3D&amp;amp;ccb=17-1&amp;amp;_nc_gid=jMt1Wp-e5SnnF4f_7Lsfew&amp;amp;_nc_zt=28&amp;amp;oh=00_AfjpQi-DzuuFa-NhxZhBpy4VflLjLYlVDJGJe8G9w1u-Dg&amp;amp;oe=692323A5&lt;/BaseURL&gt;&lt;SegmentBase indexRange="826-989" timescale="15360" FBMinimumPrefetchRange="990-9269" FBPartialPrefetchDuration="2500" FBPartialPrefetchRange="990-96070" FBFirstSegmentRange="990-135411" FBFirstSegmentDuration="5000" FBSecondSegmentRange="135412-278124" FBPrefetchSegmentRange="990-135411" FBPrefetchSegmentDuration="5000"&gt;&lt;Initialization range="0-825"/&gt;&lt;/SegmentBase&gt;&lt;/Representation&gt;&lt;Representation id="849314847464437v" bandwidth="381031" codecs="av01.0.04M.08.0.111.01.01.01.0" mimeType="video/mp4" sar="1:1" FBEncodingTag="dash_r2av1-r1gen2vp9_q80" FBContentLength="2551321" FBPlaybackResolutionMos="0:100,360:83.1,480:82.6" FBPlaybackResolutionMosConfidenceLevel="high" FBPlaybackResolutionCsvqm="0:100,360:96,480:94.6,720:94.6,1080:94.6" FBAbrPolicyTags="" width="480" height="854" frameRate="15360/512" FBQualityClass="sd" FBQualityLabel="360p"&gt;&lt;BaseURL&gt;https://instagram.fmex15-1.fna.fbcdn.net/o1/v/t2/f2/m367/AQMMfAAm2IU3YL-j7y9YSwCDFaGp1JU9yt6bwkJju2_KdoXzhxVWhzPM-1evk1xpcC4Gue8eJ8vxXsllrTBu5cXBr0NbXAqic-OV6YQ.mp4?_nc_cat=102&amp;amp;_nc_oc=AdnleK2UNGjS0bYHx9ZhRGbV-nJjpnMVMkRNARItPp0pPovz2ur9hpfAYhnafG8eECSk81ZQ4AkHePtBbRSOMqAn&amp;amp;_nc_sid=9ca052&amp;amp;_nc_ht=instagram.fmex15-1.fna.fbcdn.net&amp;amp;_nc_ohc=xzZkHwu3BbMQ7kNvwEbS3Tx&amp;amp;efg=eyJ2ZW5jb2RlX3RhZyI6ImlnLXhwdmRzLmNsaXBzLmMyLUMzLmRhc2hfcjJhdjEtcjFnZW4ydnA5X3E4MCIsInZpZGVvX2lkIjpudWxsLCJvaWxfdXJsZ2VuX2FwcF9pZCI6MTI0MDI0NTc0Mjg3NDE0LCJjbGllbnRfbmFtZSI6ImlnIiwieHB2X2Fzc2V0X2lkIjoxODEyNTAxMTk2MTE1ODY5LCJhc3NldF9hZ2VfZGF5cyI6MTIsInZpX3VzZWNhc2VfaWQiOjEwMDk5LCJkdXJhdGlvbl9zIjo1MywiYml0cmF0ZSI6MzgxMDMxLCJ1cmxnZW5fc291cmNlIjoid3d3In0%3D&amp;amp;ccb=17-1&amp;amp;_nc_gid=jMt1Wp-e5SnnF4f_7Lsfew&amp;amp;_nc_zt=28&amp;amp;oh=00_AfhHt2Yd-841GlozYO0tFoh9wGi3lkiRE-7OQuE_4N3MBQ&amp;amp;oe=692331BB&lt;/BaseURL&gt;&lt;SegmentBase indexRange="826-989" timescale="15360" FBMinimumPrefetchRange="990-12576" FBPartialPrefetchDuration="2500" FBPartialPrefetchRange="990-158572" FBFirstSegmentRange="990-227941" FBFirstSegmentDuration="5000" FBSecondSegmentRange="227942-468832" FBPrefetchSegmentRange="990-227941" FBPrefetchSegmentDuration="5000"&gt;&lt;Initialization range="0-825"/&gt;&lt;/SegmentBase&gt;&lt;/Representation&gt;&lt;Representation id="1379715956886964v" bandwidth="567980" codecs="av01.0.04M.08.0.111.01.01.01.0" mimeType="video/mp4" sar="1:1" FBEncodingTag="dash_r2av1-r1gen2vp9_q90" FBContentLength="3803105" FBPlaybackResolutionMos="0:100,360:86.4,480:85.7" FBPlaybackResolutionMosConfidenceLevel="high" FBPlaybackResolutionCsvqm="0:100,360:97.3,480:96.3,720:96.3,1080:96.3" FBAbrPolicyTags="avoid_on_cellular,avoid_on_cellular_intentional" width="480" height="854" frameRate="15360/512" FBQualityClass="sd" FBQualityLabel="480p"&gt;&lt;BaseURL&gt;https://instagram.fmex15-1.fna.fbcdn.net/o1/v/t2/f2/m367/AQNLmK-Rku3qlyW73HHhCrsyB60bikGcUQvsOupA-EDq6RI_eCgZnCKX1f93nOfQ39_6rlyZlxTn_5601jhJ1ucDQvJNe2Raul_-CO4.mp4?_nc_cat=106&amp;amp;_nc_oc=Adk02yoAQu_NTm08_SlM7d0EkxS6rW55oMm-a94BhJlaVXutXML9kaDPBBGJ2DyNAeYbK4dVQHhUUZtbUpaCpIXB&amp;amp;_nc_sid=9ca052&amp;amp;_nc_ht=instagram.fmex15-1.fna.fbcdn.net&amp;amp;_nc_ohc=gov9BLedc4UQ7kNvwHh-Omh&amp;amp;efg=eyJ2ZW5jb2RlX3RhZyI6ImlnLXhwdmRzLmNsaXBzLmMyLUMzLmRhc2hfcjJhdjEtcjFnZW4ydnA5X3E5MCIsInZpZGVvX2lkIjpudWxsLCJvaWxfdXJsZ2VuX2FwcF9pZCI6MTI0MDI0NTc0Mjg3NDE0LCJjbGllbnRfbmFtZSI6ImlnIiwieHB2X2Fzc2V0X2lkIjoxODEyNTAxMTk2MTE1ODY5LCJhc3NldF9hZ2VfZGF5cyI6MTIsInZpX3VzZWNhc2VfaWQiOjEwMDk5LCJkdXJhdGlvbl9zIjo1MywiYml0cmF0ZSI6NTY3OTgwLCJ1cmxnZW5fc291cmNlIjoid3d3In0%3D&amp;amp;ccb=17-1&amp;amp;_nc_gid=jMt1Wp-e5SnnF4f_7Lsfew&amp;amp;_nc_zt=28&amp;amp;oh=00_AfjIK8gleGrJS43KCro9VSxiQfQbF3Q35IQ7Yg_BTwRkcA&amp;amp;oe=6923498F&lt;/BaseURL&gt;&lt;SegmentBase indexRange="826-989" timescale="15360" FBMinimumPrefetchRange="990-15152" FBPartialPrefetchDuration="2500" FBPartialPrefetchRange="990-231493" FBFirstSegmentRange="990-342481" FBFirstSegmentDuration="5000" FBSecondSegmentRange="342482-702926" FBPrefetchSegmentRange="990-342481" FBPrefetchSegmentDuration="5000"&gt;&lt;Initialization range="0-825"/&gt;&lt;/SegmentBase&gt;&lt;/Representation&gt;&lt;/AdaptationSet&gt;&lt;AdaptationSet id="1" contentType="audio" subsegmentStartsWithSAP="1" subsegmentAlignment="true"&gt;&lt;Representation id="3762523440708310a" bandwidth="82360" codecs="mp4a.40.42" mimeType="audio/mp4" FBAvgBitrate="82360" audioSamplingRate="44100" FBEncodingTag="dash_audio_xheaac_vbr2_abr_lrac_frag_5_audio" FBContentLength="552490" FBAbrPolicyTags="" FBDefaultQuality="1"&gt;&lt;AudioChannelConfiguration schemeIdUri="urn:mpeg:dash:23003:3:audio_channel_configuration:2011" value="2"/&gt;&lt;BaseURL&gt;https://instagram.fmex15-1.fna.fbcdn.net/o1/v/t16/f2/m69/AQOJBdo8Nf-EJebkLAimhIFydtxcBeXGV1bUshG6DliSVXm2nQ3RYkY3xyeL9qHiOj3-54r2z58vjORGGwfNolZu.mp4?strext=1&amp;amp;_nc_cat=104&amp;amp;_nc_oc=AdkVZbSOTT_GcYL6Rwenc-O8NLCBRsPXPzn0x_H6-QSpnZ_lv73Di1CCcWauQxyL9S2LvJrOdd1DvIFakfGpGvrr&amp;amp;_nc_sid=9ca052&amp;amp;_nc_ht=instagram.fmex15-1.fna.fbcdn.net&amp;amp;_nc_ohc=9ZpbaZMd0vYQ7kNvwGaUTCQ&amp;amp;efg=eyJ2ZW5jb2RlX3RhZyI6ImlnLXhwdmRzLmNsaXBzLmMyLUMzLmRhc2hfYXVkaW9feGhlYWFjX3ZicjJfYWJyX2xyYWNfZnJhZ181X2F1ZGlvIiwidmlkZW9faWQiOm51bGwsIm9pbF91cmxnZW5fYXBwX2lkIjoxMjQwMjQ1NzQyODc0MTQsImNsaWVudF9uYW1lIjoiaWciLCJ4cHZfYXNzZXRfaWQiOjE4MTI1MDExOTYxMTU4NjksImFzc2V0X2FnZV9kYXlzIjoxMiwidmlfdXNlY2FzZV9pZCI6MTAwOTksImR1cmF0aW9uX3MiOjUzLCJiaXRyYXRlIjo4MjUwOSwidXJsZ2VuX3NvdXJjZSI6Ind3dyJ9&amp;amp;ccb=17-1&amp;amp;_nc_gid=jMt1Wp-e5SnnF4f_7Lsfew&amp;amp;_nc_zt=28&amp;amp;oh=00_AfgrBUgYpucEJ_VKaDWSRS9EVv4DM3sjqltEANtv6Gyk0Q&amp;amp;oe=69234F50&lt;/BaseURL&gt;&lt;SegmentBase indexRange="840-1003" timescale="44100" FBMinimumPrefetchRange="1004-2670" FBPartialPrefetchDuration="2500" FBPartialPrefetchRange="1004-27503" FBFirstSegmentRange="1004-51749" FBFirstSegmentDuration="4922" FBSecondSegmentRange="51750-103118" FBPrefetchSegmentRange="1004-51749" FBPrefetchSegmentDuration="4922"&gt;&lt;Initialization range="0-839"/&gt;&lt;/SegmentBase&gt;&lt;/Representation&gt;&lt;/AdaptationSet&gt;&lt;/Period&gt;&lt;/MPD&gt;\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can_see_quiet_post_attribution</text:p>
          </table:table-cell>
          <table:table-cell office:value-type="float" office:value="53.568000793457" calcext:value-type="float">
            <text:p>53.568000793457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eligible_for_text_app_activation_badge</text:p>
          </table:table-cell>
          <table:table-cell office:value-type="string" calcext:value-type="string">
            <text:p>[]', nan, "[{'bandwidth': 617102, 'height': 854, 'id': '4165961900282461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autosave_to_exclusive_highlight</text:p>
          </table:table-cell>
          <table:table-cell office:value-type="string" calcext:value-type="string">
            <text:p>type': 101, 'url': 'https://instagram.fmex15-1.fna.fbcdn.net/o1/v/t16/f2/m69/AQMFJJxrWk0sC3jaE9U2da8jpbAek522pKFCZqjSPeiLR_83xXBt03xPdALg0KaiGUZqEZ614O8yOR7r55hi1cdX.mp4?strext=1&amp;_nc_cat=102&amp;_nc_oc=Adk_QjVPUo3fIE9pFm81VADR25WnKqp57zx4hXiTpL-hp0wAh9jBKdh63VqIit3az7s11NhY76kBNHNWKpXzs4pi&amp;_nc_sid=5e9851&amp;_nc_ht=instagram.fmex15-1.fna.fbcdn.net&amp;_nc_ohc=3RZaqqQmEKgQ7kNvwEOP6QB&amp;efg=eyJ2ZW5jb2RlX3RhZyI6Inhwdl9wcm9ncmVzc2l2ZS5JTlNUQUdSQU0uQ0xJUFMuQzMuNDgwLmRhc2hfYmFzZWxpbmVfMV92MSIsInhwdl9hc3NldF9pZCI6MTgxMjUwMTE5NjExNTg2OSwiYXNzZXRfYWdlX2RheXMiOjEyLCJ2aV91c2VjYXNlX2lkIjoxMDA5OSwiZHVyYXRpb25fcyI6NTMsInVybGdlbl9zb3VyY2UiOiJ3d3cifQ%3D%3D&amp;ccb=17-1&amp;_nc_gid=jMt1Wp-e5SnnF4f_7Lsfew&amp;_nc_zt=28&amp;vs=295c7d0fa8edee06&amp;_nc_vs=HBksFQIYOnBhc3N0aHJvdWdoX2V2ZXJzdG9yZS9HR2hEWnlLUlkybmJaQ0FIQUhXSk9NSHN4bndVYnNwVEFRQUYVAALIARIAFQIYOnBhc3N0aHJvdWdoX2V2ZXJzdG9yZS9HSzlPV0NMWHJ0d1FjandGQUVzbEtDa3hzTzVxYnN0VEFRQUYVAgLIARIAKAAYABsCiAd1c2Vfb2lsATEScHJvZ3Jlc3NpdmVfcmVjaXBlATEVAAAmur6Yn7qduAYVAigCQzMsF0BKyHKwIMScGBJkYXNoX2Jhc2VsaW5lXzFfdjERAHX-B2XmnQEA&amp;oh=00_AfiJzec_R2ZOIPG21fqYM4Ifvtvty6zWVmK9f3D45cE-sQ&amp;oe=6923230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connected_member_count</text:p>
          </table:table-cell>
          <table:table-cell office:value-type="string" calcext:value-type="string">
            <text:p>url_expiration_timestamp_us': None, 'width': 480, 'fallback': None}, {'bandwidth': 617102, 'height': 854, 'id': '4165961900282461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fan_club_id</text:p>
          </table:table-cell>
          <table:table-cell office:value-type="string" calcext:value-type="string">
            <text:p>type': 102, 'url': 'https://instagram.fmex15-1.fna.fbcdn.net/o1/v/t16/f2/m69/AQMFJJxrWk0sC3jaE9U2da8jpbAek522pKFCZqjSPeiLR_83xXBt03xPdALg0KaiGUZqEZ614O8yOR7r55hi1cdX.mp4?strext=1&amp;_nc_cat=102&amp;_nc_oc=Adk_QjVPUo3fIE9pFm81VADR25WnKqp57zx4hXiTpL-hp0wAh9jBKdh63VqIit3az7s11NhY76kBNHNWKpXzs4pi&amp;_nc_sid=5e9851&amp;_nc_ht=instagram.fmex15-1.fna.fbcdn.net&amp;_nc_ohc=3RZaqqQmEKgQ7kNvwEOP6QB&amp;efg=eyJ2ZW5jb2RlX3RhZyI6Inhwdl9wcm9ncmVzc2l2ZS5JTlNUQUdSQU0uQ0xJUFMuQzMuNDgwLmRhc2hfYmFzZWxpbmVfMV92MSIsInhwdl9hc3NldF9pZCI6MTgxMjUwMTE5NjExNTg2OSwiYXNzZXRfYWdlX2RheXMiOjEyLCJ2aV91c2VjYXNlX2lkIjoxMDA5OSwiZHVyYXRpb25fcyI6NTMsInVybGdlbl9zb3VyY2UiOiJ3d3cifQ%3D%3D&amp;ccb=17-1&amp;_nc_gid=jMt1Wp-e5SnnF4f_7Lsfew&amp;_nc_zt=28&amp;vs=295c7d0fa8edee06&amp;_nc_vs=HBksFQIYOnBhc3N0aHJvdWdoX2V2ZXJzdG9yZS9HR2hEWnlLUlkybmJaQ0FIQUhXSk9NSHN4bndVYnNwVEFRQUYVAALIARIAFQIYOnBhc3N0aHJvdWdoX2V2ZXJzdG9yZS9HSzlPV0NMWHJ0d1FjandGQUVzbEtDa3hzTzVxYnN0VEFRQUYVAgLIARIAKAAYABsCiAd1c2Vfb2lsATEScHJvZ3Jlc3NpdmVfcmVjaXBlATEVAAAmur6Yn7qduAYVAigCQzMsF0BKyHKwIMScGBJkYXNoX2Jhc2VsaW5lXzFfdjERAHX-B2XmnQEA&amp;oh=00_AfiJzec_R2ZOIPG21fqYM4Ifvtvty6zWVmK9f3D45cE-sQ&amp;oe=6923230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fan_club_name</text:p>
          </table:table-cell>
          <table:table-cell office:value-type="string" calcext:value-type="string">
            <text:p>url_expiration_timestamp_us': None, 'width': 480, 'fallback': None}, {'bandwidth': 617102, 'height': 854, 'id': '4165961900282461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fan_consideration_page_revamp_eligiblity</text:p>
          </table:table-cell>
          <table:table-cell office:value-type="string" calcext:value-type="string">
            <text:p>type': 103, 'url': 'https://instagram.fmex15-1.fna.fbcdn.net/o1/v/t16/f2/m69/AQMFJJxrWk0sC3jaE9U2da8jpbAek522pKFCZqjSPeiLR_83xXBt03xPdALg0KaiGUZqEZ614O8yOR7r55hi1cdX.mp4?strext=1&amp;_nc_cat=102&amp;_nc_oc=Adk_QjVPUo3fIE9pFm81VADR25WnKqp57zx4hXiTpL-hp0wAh9jBKdh63VqIit3az7s11NhY76kBNHNWKpXzs4pi&amp;_nc_sid=5e9851&amp;_nc_ht=instagram.fmex15-1.fna.fbcdn.net&amp;_nc_ohc=3RZaqqQmEKgQ7kNvwEOP6QB&amp;efg=eyJ2ZW5jb2RlX3RhZyI6Inhwdl9wcm9ncmVzc2l2ZS5JTlNUQUdSQU0uQ0xJUFMuQzMuNDgwLmRhc2hfYmFzZWxpbmVfMV92MSIsInhwdl9hc3NldF9pZCI6MTgxMjUwMTE5NjExNTg2OSwiYXNzZXRfYWdlX2RheXMiOjEyLCJ2aV91c2VjYXNlX2lkIjoxMDA5OSwiZHVyYXRpb25fcyI6NTMsInVybGdlbl9zb3VyY2UiOiJ3d3cifQ%3D%3D&amp;ccb=17-1&amp;_nc_gid=jMt1Wp-e5SnnF4f_7Lsfew&amp;_nc_zt=28&amp;vs=295c7d0fa8edee06&amp;_nc_vs=HBksFQIYOnBhc3N0aHJvdWdoX2V2ZXJzdG9yZS9HR2hEWnlLUlkybmJaQ0FIQUhXSk9NSHN4bndVYnNwVEFRQUYVAALIARIAFQIYOnBhc3N0aHJvdWdoX2V2ZXJzdG9yZS9HSzlPV0NMWHJ0d1FjandGQUVzbEtDa3hzTzVxYnN0VEFRQUYVAgLIARIAKAAYABsCiAd1c2Vfb2lsATEScHJvZ3Jlc3NpdmVfcmVjaXBlATEVAAAmur6Yn7qduAYVAigCQzMsF0BKyHKwIMScGBJkYXNoX2Jhc2VsaW5lXzFfdjERAHX-B2XmnQEA&amp;oh=00_AfiJzec_R2ZOIPG21fqYM4Ifvtvty6zWVmK9f3D45cE-sQ&amp;oe=6923230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has_created_ssc</text:p>
          </table:table-cell>
          <table:table-cell office:value-type="string" calcext:value-type="string">
            <text:p>url_expiration_timestamp_us': None, 'width': 480, 'fallback': None}]", '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has_enough_subscribers_for_ssc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is_fan_club_gifting_eligibl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is_fan_club_referral_eligibl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is_free_trial_eligibl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largest_public_bc_i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should_show_playlists_in_profile_tab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an_club_info.subscriber_cou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bid_v2</text:p>
          </table:table-cell>
          <table:table-cell office:value-type="string" calcext:value-type="string">
            <text:p>ABgqoMqj+EUpjHdcZpUO5sDtViT7vPOOazNrXKhiU9BRVtFx1oo1FZEMcRRt2Qc1ZbDKfypGTPTikPYVkpvqWKozxRSE4ooUrbiaG+ZjAPWmM4yAe5pH6VmE85pwjfUTdjXBB6c0VQDHAOTRRyhc/9k=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eed_post_reshare_disable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riendship_status.followed_by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riendship_status.following</text:p>
          </table:table-cell>
          <table:table-cell office:value-type="float" office:value="28207" calcext:value-type="float">
            <text:p>28207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riendship_status.is_bestie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riendship_status.is_feed_favorit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riendship_status.is_muting_reel</text:p>
          </table:table-cell>
          <table:table-cell office:value-type="string" calcext:value-type="string">
            <text:p>Sabina Berma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riendship_status.is_privat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riendship_status.is_restricted</text:p>
          </table:table-cell>
          <table:table-cell office:value-type="float" office:value="46621450531" calcext:value-type="float">
            <text:p>4662145053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full_nam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has_anonymous_profile_pictur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i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is_active_on_text_post_app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is_favorit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is_private</text:p>
          </table:table-cell>
          <table:table-cell office:value-type="string" calcext:value-type="string">
            <text:p>https://instagram.fmex15-1.fna.fbcdn.net/v/t51.2885-19/542423497_18051855053554532_8091458283164679060_n.jpg?stp=dst-jpg_s150x150_tt6&amp;efg=eyJ2ZW5jb2RlX3RhZyI6InByb2ZpbGVfcGljLmRqYW5nby4xMDgwLmMyIn0&amp;_nc_ht=instagram.fmex15-1.fna.fbcdn.net&amp;_nc_cat=108&amp;_nc_oc=Q6cZ2QFnWUtVWFJs8g0QtRU1ihbxZPsQQE7VMiUxuxkojIZGHDrT_TWZbX8EfyzK5lYd5Fk_UcP9vZkZThCcdL6Xz7oI&amp;_nc_ohc=DFpu84PPTlUQ7kNvwFeWpaK&amp;_nc_gid=zs_SKhRdDDmfckyz2BZL7g&amp;edm=ANTKIIoBAAAA&amp;ccb=7-5&amp;oh=00_Afj19VhGJAujeRYUAA_frcfEOGDB-JxznXSUFep9d4IZyQ&amp;oe=69233B47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is_ring_creator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is_unpublishe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is_verified</text:p>
          </table:table-cell>
          <table:table-cell office:value-type="string" calcext:value-type="string">
            <text:p>sabina_bermantv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latest_reel_media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pk</text:p>
          </table:table-cell>
          <table:table-cell office:value-type="string" calcext:value-type="string">
            <text:p>clip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pk_i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profile_pic_i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profile_pic_url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show_account_transparency_details</text:p>
          </table:table-cell>
          <table:table-cell office:value-type="string" calcext:value-type="string">
            <text:p>DQvJDzbDm1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show_ring_award</text:p>
          </table:table-cell>
          <table:table-cell office:value-type="float" office:value="1762478400" calcext:value-type="float">
            <text:p>176247840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strong_id__</text:p>
          </table:table-cell>
          <table:table-cell office:value-type="string" calcext:value-type="string">
            <text:p>https://instagram.fmex15-1.fna.fbcdn.net/v/t51.2885-15/573691635_18058839845554532_9156781182761690792_n.jpg?stp=c0.187.480.480a_dst-jpg_e15_tt6&amp;_nc_ht=instagram.fmex15-1.fna.fbcdn.net&amp;_nc_cat=108&amp;_nc_oc=Q6cZ2QFnWUtVWFJs8g0QtRU1ihbxZPsQQE7VMiUxuxkojIZGHDrT_TWZbX8EfyzK5lYd5Fk_UcP9vZkZThCcdL6Xz7oI&amp;_nc_ohc=mPdAwm5kb88Q7kNvwFGnuYG&amp;_nc_gid=zs_SKhRdDDmfckyz2BZL7g&amp;edm=ANTKIIoBAAAA&amp;ccb=7-5&amp;oh=00_Afg1eFXpCNsFSChIrF8DfcvrzvrSJJvgs2ojP2zaETKM3Q&amp;oe=69234783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text_post_app_is_privat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third_party_downloads_enabled</text:p>
          </table:table-cell>
          <table:table-cell office:value-type="string" calcext:value-type="string">
            <text:p>eyJ2ZXJzaW9uIjo1LCJwYXlsb2FkIjp7ImlzX2FuYWx5dGljc190cmFja2VkIjp0cnVlLCJ1dWlkIjoiZTA1NjQyYTg1NTAwNGUzZWJjZWRjZTQ1ODc3Y2VhMTIzNzYwMjY0MDU3NjY5NDQ3MDE2Iiwic2VydmVyX3Rva2VuIjoiMTc2MzUzMzQ4NzA4OXwzNzYwMjY0MDU3NjY5NDQ3MDE2fDM1Mjg0OTM2OTR8ZjFhZDQzZDYxN2I1OTkyNzZmZGZlZjM5NGYyZDA1ODExZDg2NWU1OTJjYTllYWMzODk2ZTQ4NmUzMDg3YzgzMCJ9LCJzaWduYXR1cmUiOiIifQ==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transparency_product_enable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user.username</text:p>
          </table:table-cell>
          <table:table-cell office:value-type="float" office:value="53.569" calcext:value-type="float">
            <text:p>53.569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video_codec</text:p>
          </table:table-cell>
          <table:table-cell office:value-type="float" office:value="40563" calcext:value-type="float">
            <text:p>40563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video_dash_manifest</text:p>
          </table:table-cell>
          <table:table-cell office:value-type="string" calcext:value-type="string">
            <text:p>https://instagram.fmex15-1.fna.fbcdn.net/o1/v/t16/f2/m69/AQMFJJxrWk0sC3jaE9U2da8jpbAek522pKFCZqjSPeiLR_83xXBt03xPdALg0KaiGUZqEZ614O8yOR7r55hi1cdX.mp4?stp=dst-mp4&amp;efg=eyJxZV9ncm91cHMiOiJbXCJpZ193ZWJfZGVsaXZlcnlfdnRzX290ZlwiXSIsInZlbmNvZGVfdGFnIjoidnRzX3ZvZF91cmxnZW4uY2xpcHMuYzIuNDgwLmJhc2VsaW5lIn0&amp;_nc_cat=106&amp;vs=4165961900282461_3302384203&amp;_nc_vs=HBksFQIYOnBhc3N0aHJvdWdoX2V2ZXJzdG9yZS9HR2hEWnlLUlkybmJaQ0FIQUhXSk9NSHN4bndVYnNwVEFRQUYVAALIARIAFQIYOnBhc3N0aHJvdWdoX2V2ZXJzdG9yZS9HSzlPV0NMWHJ0d1FjandGQUVzbEtDa3hzTzVxYnN0VEFRQUYVAgLIARIAKAAYABsAFQAAJp7c4ar%2FmoBBFQIoAkMzLBdASshysCDEnBgSZGFzaF9iYXNlbGluZV8xX3YxEQB1%2Fgdl5p0BAA%3D%3D&amp;ccb=9-4&amp;oh=00_Afh-hF9_kpj9bP42zzBkFBvt_lEgsRmsQU9p7JCvB3PUFA&amp;oe=691F2E82&amp;_nc_sid=d885a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video_duration</text:p>
          </table:table-cell>
          <table:table-cell office:value-type="float" office:value="20209" calcext:value-type="float">
            <text:p>20209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video_sticker_locales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video_subtitles_local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phone_struct.video_versions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s_ad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s_affiliat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s_paid_partnership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s_published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is_video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like_and_view_counts_disabled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location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media_overlay_info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media_preview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nft_asset_info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blocked_by_viewer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edge_followed_by.count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edge_owner_to_timeline_media.count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followed_by_viewer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full_nam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has_blocked_viewer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id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is_embeds_disabled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is_privat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is_unpublished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is_verified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pass_tiering_recommendation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profile_pic_url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requested_by_viewer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restricted_by_viewer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owner.usernam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pinned_for_users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product_typ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sensitivity_friction_info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sharing_friction_info.bloks_app_url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sharing_friction_info.should_have_sharing_friction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shortcod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taken_at_timestamp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thumbnail_src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titl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tracking_token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upcoming_event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video_duration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video_play_count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video_url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video_view_count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viewer_can_reshar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viewer_has_liked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viewer_has_saved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viewer_has_saved_to_collection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de.viewer_in_photo_of_yo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01:21:54.869985531</meta:creation-date>
    <dc:date>2026-01-06T01:48:11.779168206</dc:date>
    <meta:editing-duration>PT16M6S</meta:editing-duration>
    <meta:editing-cycles>1</meta:editing-cycles>
    <meta:document-statistic meta:table-count="1" meta:cell-count="1426" meta:object-count="0"/>
    <meta:generator>LibreOffice/7.3.7.2$Linux_X86_64 LibreOffice_project/30$Build-2</meta:generator>
  </office:meta>
</office:document-meta>
</file>